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14b303"/>
    </style:style>
    <style:style style:name="P3" style:family="paragraph" style:parent-style-name="Standard">
      <style:paragraph-properties fo:line-height="150%"/>
      <style:text-properties officeooo:paragraph-rsid="0044f98b"/>
    </style:style>
    <style:style style:name="P4" style:family="paragraph" style:parent-style-name="Standard">
      <style:paragraph-properties fo:line-height="150%"/>
      <style:text-properties officeooo:paragraph-rsid="007c089b"/>
    </style:style>
    <style:style style:name="P5" style:family="paragraph" style:parent-style-name="Standard">
      <style:paragraph-properties fo:line-height="150%"/>
      <style:text-properties officeooo:paragraph-rsid="009bf466"/>
    </style:style>
    <style:style style:name="P6" style:family="paragraph" style:parent-style-name="Standard">
      <style:paragraph-properties fo:line-height="150%"/>
      <style:text-properties officeooo:paragraph-rsid="00e3fb96"/>
    </style:style>
    <style:style style:name="P7" style:family="paragraph" style:parent-style-name="Standard">
      <style:paragraph-properties fo:line-height="150%"/>
      <style:text-properties officeooo:paragraph-rsid="00f170b4"/>
    </style:style>
    <style:style style:name="P8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/>
      <style:text-properties officeooo:rsid="00151d39" officeooo:paragraph-rsid="0014b303"/>
    </style:style>
    <style:style style:name="P10" style:family="paragraph" style:parent-style-name="Standard">
      <style:paragraph-properties fo:line-height="150%"/>
      <style:text-properties officeooo:rsid="00151d39" officeooo:paragraph-rsid="0044f98b"/>
    </style:style>
    <style:style style:name="P11" style:family="paragraph" style:parent-style-name="Standard">
      <style:paragraph-properties fo:line-height="150%"/>
      <style:text-properties officeooo:rsid="002990d6" officeooo:paragraph-rsid="00360bcd"/>
    </style:style>
    <style:style style:name="P12" style:family="paragraph" style:parent-style-name="Standard">
      <style:paragraph-properties fo:line-height="150%"/>
      <style:text-properties officeooo:rsid="002990d6" officeooo:paragraph-rsid="00a9947e"/>
    </style:style>
    <style:style style:name="P13" style:family="paragraph" style:parent-style-name="Standard">
      <style:paragraph-properties fo:line-height="150%"/>
      <style:text-properties officeooo:rsid="002990d6" officeooo:paragraph-rsid="00ee7406"/>
    </style:style>
    <style:style style:name="P14" style:family="paragraph" style:parent-style-name="Standard">
      <style:paragraph-properties fo:line-height="150%"/>
      <style:text-properties officeooo:rsid="002990d6" officeooo:paragraph-rsid="00f975a9"/>
    </style:style>
    <style:style style:name="P15" style:family="paragraph" style:parent-style-name="Standard">
      <style:paragraph-properties fo:line-height="150%"/>
      <style:text-properties officeooo:rsid="002b1c7a" officeooo:paragraph-rsid="002b1c7a"/>
    </style:style>
    <style:style style:name="P16" style:family="paragraph" style:parent-style-name="Standard">
      <style:paragraph-properties fo:line-height="150%"/>
      <style:text-properties officeooo:rsid="002cc4ff" officeooo:paragraph-rsid="002cc4ff"/>
    </style:style>
    <style:style style:name="P17" style:family="paragraph" style:parent-style-name="Standard">
      <style:paragraph-properties fo:line-height="150%"/>
      <style:text-properties officeooo:rsid="002f24c2" officeooo:paragraph-rsid="002f24c2"/>
    </style:style>
    <style:style style:name="P18" style:family="paragraph" style:parent-style-name="Standard">
      <style:paragraph-properties fo:line-height="150%"/>
      <style:text-properties officeooo:rsid="003a1812" officeooo:paragraph-rsid="003e34a7"/>
    </style:style>
    <style:style style:name="P19" style:family="paragraph" style:parent-style-name="Standard">
      <style:paragraph-properties fo:line-height="150%"/>
      <style:text-properties officeooo:rsid="004c72d5" officeooo:paragraph-rsid="004c72d5"/>
    </style:style>
    <style:style style:name="P20" style:family="paragraph" style:parent-style-name="Standard">
      <style:paragraph-properties fo:line-height="150%"/>
      <style:text-properties officeooo:rsid="0063d753" officeooo:paragraph-rsid="0063d753"/>
    </style:style>
    <style:style style:name="P21" style:family="paragraph" style:parent-style-name="Standard">
      <style:paragraph-properties fo:line-height="150%"/>
      <style:text-properties officeooo:rsid="006aa6ee" officeooo:paragraph-rsid="006aa6ee"/>
    </style:style>
    <style:style style:name="P22" style:family="paragraph" style:parent-style-name="Standard">
      <style:paragraph-properties fo:line-height="150%"/>
      <style:text-properties officeooo:rsid="006ad1d9" officeooo:paragraph-rsid="006aa6ee"/>
    </style:style>
    <style:style style:name="P23" style:family="paragraph" style:parent-style-name="Standard">
      <style:paragraph-properties fo:line-height="150%"/>
      <style:text-properties officeooo:rsid="00796570" officeooo:paragraph-rsid="00796570"/>
    </style:style>
    <style:style style:name="P24" style:family="paragraph" style:parent-style-name="Standard">
      <style:paragraph-properties fo:line-height="150%"/>
      <style:text-properties officeooo:rsid="00796570" officeooo:paragraph-rsid="007c2506"/>
    </style:style>
    <style:style style:name="P25" style:family="paragraph" style:parent-style-name="Standard">
      <style:paragraph-properties fo:line-height="150%"/>
      <style:text-properties officeooo:rsid="00796570" officeooo:paragraph-rsid="00ce774c"/>
    </style:style>
    <style:style style:name="P26" style:family="paragraph" style:parent-style-name="Standard">
      <style:paragraph-properties fo:line-height="150%"/>
      <style:text-properties officeooo:rsid="00796570" officeooo:paragraph-rsid="00d1a515"/>
    </style:style>
    <style:style style:name="P27" style:family="paragraph" style:parent-style-name="Standard">
      <style:paragraph-properties fo:line-height="150%"/>
      <style:text-properties officeooo:rsid="007c2506" officeooo:paragraph-rsid="007c2506"/>
    </style:style>
    <style:style style:name="P28" style:family="paragraph" style:parent-style-name="Standard">
      <style:paragraph-properties fo:line-height="150%"/>
      <style:text-properties officeooo:rsid="007c2506" officeooo:paragraph-rsid="007cd4c5"/>
    </style:style>
    <style:style style:name="P29" style:family="paragraph" style:parent-style-name="Standard">
      <style:paragraph-properties fo:line-height="150%"/>
      <style:text-properties officeooo:rsid="00815dbd" officeooo:paragraph-rsid="00815dbd"/>
    </style:style>
    <style:style style:name="P30" style:family="paragraph" style:parent-style-name="Standard">
      <style:paragraph-properties fo:line-height="150%"/>
      <style:text-properties officeooo:rsid="00815dbd" officeooo:paragraph-rsid="00d66953"/>
    </style:style>
    <style:style style:name="P31" style:family="paragraph" style:parent-style-name="Standard">
      <style:paragraph-properties fo:line-height="150%"/>
      <style:text-properties officeooo:rsid="00815dbd" officeooo:paragraph-rsid="00e3fb96"/>
    </style:style>
    <style:style style:name="P32" style:family="paragraph" style:parent-style-name="Standard">
      <style:paragraph-properties fo:line-height="150%"/>
      <style:text-properties officeooo:rsid="008b0083" officeooo:paragraph-rsid="008af71b"/>
    </style:style>
    <style:style style:name="P33" style:family="paragraph" style:parent-style-name="Standard">
      <style:paragraph-properties fo:line-height="150%"/>
      <style:text-properties officeooo:rsid="00796570" officeooo:paragraph-rsid="00ce774c" fo:background-color="transparent"/>
    </style:style>
    <style:style style:name="P34" style:family="paragraph" style:parent-style-name="Standard">
      <style:paragraph-properties fo:line-height="150%"/>
      <style:text-properties officeooo:rsid="008b1183" officeooo:paragraph-rsid="00e3fb96"/>
    </style:style>
    <style:style style:name="P35" style:family="paragraph" style:parent-style-name="Standard">
      <style:paragraph-properties fo:line-height="150%"/>
      <style:text-properties officeooo:rsid="0014b303" officeooo:paragraph-rsid="00180175"/>
    </style:style>
    <style:style style:name="P36" style:family="paragraph" style:parent-style-name="Standard">
      <style:paragraph-properties fo:line-height="150%"/>
      <style:text-properties fo:font-style="normal" officeooo:rsid="003e34a7" officeooo:paragraph-rsid="00ee7406" style:font-style-asian="normal" style:font-style-complex="normal"/>
    </style:style>
    <style:style style:name="P37" style:family="paragraph" style:parent-style-name="Standard">
      <style:paragraph-properties fo:line-height="150%"/>
      <style:text-properties officeooo:paragraph-rsid="0111e380"/>
    </style:style>
    <style:style style:name="P38" style:family="paragraph" style:parent-style-name="Standard">
      <style:paragraph-properties fo:line-height="150%"/>
      <style:text-properties officeooo:paragraph-rsid="0117c260"/>
    </style:style>
    <style:style style:name="P39" style:family="paragraph" style:parent-style-name="Standard">
      <style:paragraph-properties fo:line-height="150%"/>
      <style:text-properties officeooo:rsid="001960f7" officeooo:paragraph-rsid="00fe2846"/>
    </style:style>
    <style:style style:name="P40" style:family="paragraph" style:parent-style-name="Standard">
      <style:paragraph-properties fo:line-height="150%"/>
      <style:text-properties officeooo:rsid="002990d6" officeooo:paragraph-rsid="00ff652f"/>
    </style:style>
    <style:style style:name="P41" style:family="paragraph" style:parent-style-name="Standard">
      <style:paragraph-properties fo:line-height="150%"/>
      <style:text-properties officeooo:rsid="002990d6" officeooo:paragraph-rsid="00ffd71a"/>
    </style:style>
    <style:style style:name="P42" style:family="paragraph" style:parent-style-name="Standard">
      <style:paragraph-properties fo:line-height="150%"/>
      <style:text-properties officeooo:rsid="002990d6" officeooo:paragraph-rsid="011fed88"/>
    </style:style>
    <style:style style:name="P43" style:family="paragraph" style:parent-style-name="Standard">
      <style:paragraph-properties fo:line-height="150%"/>
      <style:text-properties officeooo:rsid="00796570" officeooo:paragraph-rsid="00d66953"/>
    </style:style>
    <style:style style:name="P44" style:family="paragraph" style:parent-style-name="Standard">
      <style:paragraph-properties fo:line-height="150%"/>
      <style:text-properties officeooo:rsid="00815dbd" officeooo:paragraph-rsid="00815dbd"/>
    </style:style>
    <style:style style:name="T1" style:family="text">
      <style:text-properties officeooo:rsid="0011c07d"/>
    </style:style>
    <style:style style:name="T2" style:family="text">
      <style:text-properties officeooo:rsid="00127f16"/>
    </style:style>
    <style:style style:name="T3" style:family="text">
      <style:text-properties officeooo:rsid="0014b303"/>
    </style:style>
    <style:style style:name="T4" style:family="text">
      <style:text-properties officeooo:rsid="00151d39"/>
    </style:style>
    <style:style style:name="T5" style:family="text">
      <style:text-properties officeooo:rsid="0016e479"/>
    </style:style>
    <style:style style:name="T6" style:family="text">
      <style:text-properties officeooo:rsid="00180175"/>
    </style:style>
    <style:style style:name="T7" style:family="text">
      <style:text-properties officeooo:rsid="001d12c9"/>
    </style:style>
    <style:style style:name="T8" style:family="text">
      <style:text-properties officeooo:rsid="001d50d7"/>
    </style:style>
    <style:style style:name="T9" style:family="text">
      <style:text-properties officeooo:rsid="001f2878"/>
    </style:style>
    <style:style style:name="T10" style:family="text">
      <style:text-properties officeooo:rsid="00209ebd"/>
    </style:style>
    <style:style style:name="T11" style:family="text">
      <style:text-properties officeooo:rsid="0021af5b"/>
    </style:style>
    <style:style style:name="T12" style:family="text">
      <style:text-properties officeooo:rsid="0022e49b"/>
    </style:style>
    <style:style style:name="T13" style:family="text">
      <style:text-properties officeooo:rsid="00287001"/>
    </style:style>
    <style:style style:name="T14" style:family="text">
      <style:text-properties officeooo:rsid="002874cc"/>
    </style:style>
    <style:style style:name="T15" style:family="text">
      <style:text-properties officeooo:rsid="002b0393"/>
    </style:style>
    <style:style style:name="T16" style:family="text">
      <style:text-properties officeooo:rsid="002b1c7a"/>
    </style:style>
    <style:style style:name="T17" style:family="text">
      <style:text-properties officeooo:rsid="002bf9ba"/>
    </style:style>
    <style:style style:name="T18" style:family="text">
      <style:text-properties officeooo:rsid="002cc4ff"/>
    </style:style>
    <style:style style:name="T19" style:family="text">
      <style:text-properties officeooo:rsid="002dc47e"/>
    </style:style>
    <style:style style:name="T20" style:family="text">
      <style:text-properties officeooo:rsid="002dddb1"/>
    </style:style>
    <style:style style:name="T21" style:family="text">
      <style:text-properties officeooo:rsid="002e4e95"/>
    </style:style>
    <style:style style:name="T22" style:family="text">
      <style:text-properties officeooo:rsid="002ee549"/>
    </style:style>
    <style:style style:name="T23" style:family="text">
      <style:text-properties officeooo:rsid="002f24c2"/>
    </style:style>
    <style:style style:name="T24" style:family="text">
      <style:text-properties officeooo:rsid="003024ca"/>
    </style:style>
    <style:style style:name="T25" style:family="text">
      <style:text-properties officeooo:rsid="0032119b"/>
    </style:style>
    <style:style style:name="T26" style:family="text">
      <style:text-properties officeooo:rsid="0032b087"/>
    </style:style>
    <style:style style:name="T27" style:family="text">
      <style:text-properties officeooo:rsid="00347d49"/>
    </style:style>
    <style:style style:name="T28" style:family="text">
      <style:text-properties officeooo:rsid="00360bc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3ea1ab" style:font-style-asian="italic" style:font-style-complex="italic"/>
    </style:style>
    <style:style style:name="T31" style:family="text">
      <style:text-properties fo:font-style="italic" officeooo:rsid="002ee549" style:font-style-asian="italic" style:font-style-complex="italic"/>
    </style:style>
    <style:style style:name="T32" style:family="text">
      <style:text-properties fo:font-style="italic" officeooo:rsid="00151d39" style:font-style-asian="italic" style:font-style-complex="italic"/>
    </style:style>
    <style:style style:name="T33" style:family="text">
      <style:text-properties fo:font-style="italic" officeooo:rsid="0097364a" style:font-style-asian="italic" style:font-style-complex="italic"/>
    </style:style>
    <style:style style:name="T34" style:family="text">
      <style:text-properties fo:font-style="italic" officeooo:rsid="00d65103" style:font-style-asian="italic" style:font-style-complex="italic"/>
    </style:style>
    <style:style style:name="T35" style:family="text">
      <style:text-properties fo:font-style="italic" officeooo:rsid="00fe6626" style:font-style-asian="italic" style:font-style-complex="italic"/>
    </style:style>
    <style:style style:name="T36" style:family="text">
      <style:text-properties officeooo:rsid="0037b9ee"/>
    </style:style>
    <style:style style:name="T37" style:family="text">
      <style:text-properties officeooo:rsid="003a1812"/>
    </style:style>
    <style:style style:name="T38" style:family="text">
      <style:text-properties officeooo:rsid="003bda70"/>
    </style:style>
    <style:style style:name="T39" style:family="text">
      <style:text-properties officeooo:rsid="003c0099"/>
    </style:style>
    <style:style style:name="T40" style:family="text">
      <style:text-properties officeooo:rsid="003d3f3c"/>
    </style:style>
    <style:style style:name="T41" style:family="text">
      <style:text-properties officeooo:rsid="003e34a7"/>
    </style:style>
    <style:style style:name="T42" style:family="text">
      <style:text-properties officeooo:rsid="003ea1ab"/>
    </style:style>
    <style:style style:name="T43" style:family="text">
      <style:text-properties officeooo:rsid="003f49c8"/>
    </style:style>
    <style:style style:name="T44" style:family="text">
      <style:text-properties officeooo:rsid="004043f9"/>
    </style:style>
    <style:style style:name="T45" style:family="text">
      <style:text-properties officeooo:rsid="00415107"/>
    </style:style>
    <style:style style:name="T46" style:family="text">
      <style:text-properties officeooo:rsid="0042cf74"/>
    </style:style>
    <style:style style:name="T47" style:family="text">
      <style:text-properties officeooo:rsid="00445a14"/>
    </style:style>
    <style:style style:name="T48" style:family="text">
      <style:text-properties officeooo:rsid="00462ba3"/>
    </style:style>
    <style:style style:name="T49" style:family="text">
      <style:text-properties officeooo:rsid="00484558"/>
    </style:style>
    <style:style style:name="T50" style:family="text">
      <style:text-properties officeooo:rsid="0049d578"/>
    </style:style>
    <style:style style:name="T51" style:family="text">
      <style:text-properties officeooo:rsid="004aa1db"/>
    </style:style>
    <style:style style:name="T52" style:family="text">
      <style:text-properties fo:font-style="normal" officeooo:rsid="004aa1db" style:font-style-asian="normal" style:font-style-complex="normal"/>
    </style:style>
    <style:style style:name="T53" style:family="text">
      <style:text-properties fo:font-style="normal" officeooo:rsid="006079fd" style:font-style-asian="normal" style:font-style-complex="normal"/>
    </style:style>
    <style:style style:name="T54" style:family="text">
      <style:text-properties fo:font-style="normal" officeooo:rsid="0062464b" style:font-style-asian="normal" style:font-style-complex="normal"/>
    </style:style>
    <style:style style:name="T55" style:family="text">
      <style:text-properties fo:font-style="normal" officeooo:rsid="00a8ee07" style:font-style-asian="normal" style:font-style-complex="normal"/>
    </style:style>
    <style:style style:name="T56" style:family="text">
      <style:text-properties fo:font-style="normal" officeooo:rsid="00a9947e" style:font-style-asian="normal" style:font-style-complex="normal"/>
    </style:style>
    <style:style style:name="T57" style:family="text">
      <style:text-properties fo:font-style="normal" officeooo:rsid="00b271d0" style:font-style-asian="normal" style:font-style-complex="normal"/>
    </style:style>
    <style:style style:name="T58" style:family="text">
      <style:text-properties fo:font-style="normal" officeooo:rsid="00b3f605" style:font-style-asian="normal" style:font-style-complex="normal"/>
    </style:style>
    <style:style style:name="T59" style:family="text">
      <style:text-properties fo:font-style="normal" officeooo:rsid="00bd4656" style:font-style-asian="normal" style:font-style-complex="normal"/>
    </style:style>
    <style:style style:name="T60" style:family="text">
      <style:text-properties fo:font-style="normal" officeooo:rsid="00bdd2ff" style:font-style-asian="normal" style:font-style-complex="normal"/>
    </style:style>
    <style:style style:name="T61" style:family="text">
      <style:text-properties fo:font-style="normal" officeooo:rsid="00bee562" style:font-style-asian="normal" style:font-style-complex="normal"/>
    </style:style>
    <style:style style:name="T62" style:family="text">
      <style:text-properties fo:font-style="normal" officeooo:rsid="00c0ff71" style:font-style-asian="normal" style:font-style-complex="normal"/>
    </style:style>
    <style:style style:name="T63" style:family="text">
      <style:text-properties fo:font-style="normal" officeooo:rsid="00ee7406" style:font-style-asian="normal" style:font-style-complex="normal"/>
    </style:style>
    <style:style style:name="T64" style:family="text">
      <style:text-properties fo:font-style="normal" officeooo:rsid="0101ecfa" style:font-style-asian="normal" style:font-style-complex="normal"/>
    </style:style>
    <style:style style:name="T65" style:family="text">
      <style:text-properties fo:font-style="normal" officeooo:rsid="011e40e1" style:font-style-asian="normal" style:font-style-complex="normal"/>
    </style:style>
    <style:style style:name="T66" style:family="text">
      <style:text-properties officeooo:rsid="004aaa9d"/>
    </style:style>
    <style:style style:name="T67" style:family="text">
      <style:text-properties officeooo:rsid="004c72d5"/>
    </style:style>
    <style:style style:name="T68" style:family="text">
      <style:text-properties officeooo:rsid="004e4751"/>
    </style:style>
    <style:style style:name="T69" style:family="text">
      <style:text-properties officeooo:rsid="004edb0c"/>
    </style:style>
    <style:style style:name="T70" style:family="text">
      <style:text-properties officeooo:rsid="00518ced"/>
    </style:style>
    <style:style style:name="T71" style:family="text">
      <style:text-properties officeooo:rsid="00530eee"/>
    </style:style>
    <style:style style:name="T72" style:family="text">
      <style:text-properties officeooo:rsid="005395c0"/>
    </style:style>
    <style:style style:name="T73" style:family="text">
      <style:text-properties officeooo:rsid="0054f047"/>
    </style:style>
    <style:style style:name="T74" style:family="text">
      <style:text-properties officeooo:rsid="0057b805"/>
    </style:style>
    <style:style style:name="T75" style:family="text">
      <style:text-properties officeooo:rsid="00594f24"/>
    </style:style>
    <style:style style:name="T76" style:family="text">
      <style:text-properties officeooo:rsid="005981a3"/>
    </style:style>
    <style:style style:name="T77" style:family="text">
      <style:text-properties officeooo:rsid="00506bb2"/>
    </style:style>
    <style:style style:name="T78" style:family="text">
      <style:text-properties fo:background-color="transparent"/>
    </style:style>
    <style:style style:name="T79" style:family="text">
      <style:text-properties officeooo:rsid="002b1c7a" fo:background-color="transparent"/>
    </style:style>
    <style:style style:name="T80" style:family="text">
      <style:text-properties officeooo:rsid="00ce774c" fo:background-color="transparent"/>
    </style:style>
    <style:style style:name="T81" style:family="text">
      <style:text-properties officeooo:rsid="0085a16a" fo:background-color="transparent"/>
    </style:style>
    <style:style style:name="T82" style:family="text">
      <style:text-properties officeooo:rsid="008abace" fo:background-color="transparent"/>
    </style:style>
    <style:style style:name="T83" style:family="text">
      <style:text-properties officeooo:rsid="00d66953" fo:background-color="transparent"/>
    </style:style>
    <style:style style:name="T84" style:family="text">
      <style:text-properties officeooo:rsid="00d835eb" fo:background-color="transparent"/>
    </style:style>
    <style:style style:name="T85" style:family="text">
      <style:text-properties officeooo:rsid="008b1183" fo:background-color="transparent"/>
    </style:style>
    <style:style style:name="T86" style:family="text">
      <style:text-properties officeooo:rsid="00d9a47c" fo:background-color="transparent"/>
    </style:style>
    <style:style style:name="T87" style:family="text">
      <style:text-properties officeooo:rsid="010e0190" fo:background-color="transparent"/>
    </style:style>
    <style:style style:name="T88" style:family="text">
      <style:text-properties officeooo:rsid="0127aa9a" fo:background-color="transparent"/>
    </style:style>
    <style:style style:name="T89" style:family="text">
      <style:text-properties officeooo:rsid="012994d5" fo:background-color="transparent"/>
    </style:style>
    <style:style style:name="T90" style:family="text">
      <style:text-properties officeooo:rsid="005f23e5"/>
    </style:style>
    <style:style style:name="T91" style:family="text">
      <style:text-properties officeooo:rsid="0062464b"/>
    </style:style>
    <style:style style:name="T92" style:family="text">
      <style:text-properties officeooo:rsid="0063d753"/>
    </style:style>
    <style:style style:name="T93" style:family="text">
      <style:text-properties officeooo:rsid="00643b48"/>
    </style:style>
    <style:style style:name="T94" style:family="text">
      <style:text-properties officeooo:rsid="006aa6ee"/>
    </style:style>
    <style:style style:name="T95" style:family="text">
      <style:text-properties officeooo:rsid="006ad1d9"/>
    </style:style>
    <style:style style:name="T96" style:family="text">
      <style:text-properties officeooo:rsid="00714a1e"/>
    </style:style>
    <style:style style:name="T97" style:family="text">
      <style:text-properties officeooo:rsid="00722454"/>
    </style:style>
    <style:style style:name="T98" style:family="text">
      <style:text-properties officeooo:rsid="00727f98"/>
    </style:style>
    <style:style style:name="T99" style:family="text">
      <style:text-properties officeooo:rsid="007356b7"/>
    </style:style>
    <style:style style:name="T100" style:family="text">
      <style:text-properties officeooo:rsid="00754a4e"/>
    </style:style>
    <style:style style:name="T101" style:family="text">
      <style:text-properties officeooo:rsid="0076e7fe"/>
    </style:style>
    <style:style style:name="T102" style:family="text">
      <style:text-properties officeooo:rsid="00790eae"/>
    </style:style>
    <style:style style:name="T103" style:family="text">
      <style:text-properties officeooo:rsid="007b55a4"/>
    </style:style>
    <style:style style:name="T104" style:family="text">
      <style:text-properties officeooo:rsid="007c089b"/>
    </style:style>
    <style:style style:name="T105" style:family="text">
      <style:text-properties officeooo:rsid="007c2506"/>
    </style:style>
    <style:style style:name="T106" style:family="text">
      <style:text-properties officeooo:rsid="007c346a"/>
    </style:style>
    <style:style style:name="T107" style:family="text">
      <style:text-properties officeooo:rsid="007cd4c5"/>
    </style:style>
    <style:style style:name="T108" style:family="text">
      <style:text-properties officeooo:rsid="007ec759"/>
    </style:style>
    <style:style style:name="T109" style:family="text">
      <style:text-properties officeooo:rsid="007f7525"/>
    </style:style>
    <style:style style:name="T110" style:family="text">
      <style:text-properties officeooo:rsid="00804f3f"/>
    </style:style>
    <style:style style:name="T111" style:family="text">
      <style:text-properties officeooo:rsid="00815dbd"/>
    </style:style>
    <style:style style:name="T112" style:family="text">
      <style:text-properties officeooo:rsid="008239b7"/>
    </style:style>
    <style:style style:name="T113" style:family="text">
      <style:text-properties officeooo:rsid="0082cdf1"/>
    </style:style>
    <style:style style:name="T114" style:family="text">
      <style:text-properties officeooo:rsid="00837504"/>
    </style:style>
    <style:style style:name="T115" style:family="text">
      <style:text-properties officeooo:rsid="0083bb13"/>
    </style:style>
    <style:style style:name="T116" style:family="text">
      <style:text-properties officeooo:rsid="00858019"/>
    </style:style>
    <style:style style:name="T117" style:family="text">
      <style:text-properties officeooo:rsid="0085a16a"/>
    </style:style>
    <style:style style:name="T118" style:family="text">
      <style:text-properties officeooo:rsid="0085da6e"/>
    </style:style>
    <style:style style:name="T119" style:family="text">
      <style:text-properties officeooo:rsid="00869459"/>
    </style:style>
    <style:style style:name="T120" style:family="text">
      <style:text-properties officeooo:rsid="0089385b"/>
    </style:style>
    <style:style style:name="T121" style:family="text">
      <style:text-properties officeooo:rsid="008abace"/>
    </style:style>
    <style:style style:name="T122" style:family="text">
      <style:text-properties officeooo:rsid="008aff14"/>
    </style:style>
    <style:style style:name="T123" style:family="text">
      <style:text-properties officeooo:rsid="008b0083"/>
    </style:style>
    <style:style style:name="T124" style:family="text">
      <style:text-properties officeooo:rsid="008b1183"/>
    </style:style>
    <style:style style:name="T125" style:family="text">
      <style:text-properties officeooo:rsid="008c5685"/>
    </style:style>
    <style:style style:name="T126" style:family="text">
      <style:text-properties officeooo:rsid="008c6042"/>
    </style:style>
    <style:style style:name="T127" style:family="text">
      <style:text-properties officeooo:rsid="008ce8b4"/>
    </style:style>
    <style:style style:name="T128" style:family="text">
      <style:text-properties officeooo:rsid="008f41f2"/>
    </style:style>
    <style:style style:name="T129" style:family="text">
      <style:text-properties officeooo:rsid="0090bebe"/>
    </style:style>
    <style:style style:name="T130" style:family="text">
      <style:text-properties officeooo:rsid="0097364a"/>
    </style:style>
    <style:style style:name="T131" style:family="text">
      <style:text-properties officeooo:rsid="009974a3"/>
    </style:style>
    <style:style style:name="T132" style:family="text">
      <style:text-properties officeooo:rsid="009bf466"/>
    </style:style>
    <style:style style:name="T133" style:family="text">
      <style:text-properties officeooo:rsid="009d21c0"/>
    </style:style>
    <style:style style:name="T134" style:family="text">
      <style:text-properties officeooo:rsid="009e1c52"/>
    </style:style>
    <style:style style:name="T135" style:family="text">
      <style:text-properties officeooo:rsid="009fb57c"/>
    </style:style>
    <style:style style:name="T136" style:family="text">
      <style:text-properties officeooo:rsid="00a014f2"/>
    </style:style>
    <style:style style:name="T137" style:family="text">
      <style:text-properties officeooo:rsid="00a0a3a1"/>
    </style:style>
    <style:style style:name="T138" style:family="text">
      <style:text-properties officeooo:rsid="00a2e021"/>
    </style:style>
    <style:style style:name="T139" style:family="text">
      <style:text-properties officeooo:rsid="00a45c7f"/>
    </style:style>
    <style:style style:name="T140" style:family="text">
      <style:text-properties officeooo:rsid="00a54fe3"/>
    </style:style>
    <style:style style:name="T141" style:family="text">
      <style:text-properties officeooo:rsid="00a582ec"/>
    </style:style>
    <style:style style:name="T142" style:family="text">
      <style:text-properties officeooo:rsid="00a8ee07"/>
    </style:style>
    <style:style style:name="T143" style:family="text">
      <style:text-properties officeooo:rsid="00a9947e"/>
    </style:style>
    <style:style style:name="T144" style:family="text">
      <style:text-properties officeooo:rsid="00aa9a39"/>
    </style:style>
    <style:style style:name="T145" style:family="text">
      <style:text-properties officeooo:rsid="00ac5330"/>
    </style:style>
    <style:style style:name="T146" style:family="text">
      <style:text-properties officeooo:rsid="00ae49af"/>
    </style:style>
    <style:style style:name="T147" style:family="text">
      <style:text-properties officeooo:rsid="00b101b3"/>
    </style:style>
    <style:style style:name="T148" style:family="text">
      <style:text-properties officeooo:rsid="00b52eb7"/>
    </style:style>
    <style:style style:name="T149" style:family="text">
      <style:text-properties officeooo:rsid="00b6b77a"/>
    </style:style>
    <style:style style:name="T150" style:family="text">
      <style:text-properties officeooo:rsid="00b7fe8e"/>
    </style:style>
    <style:style style:name="T151" style:family="text">
      <style:text-properties officeooo:rsid="00ba8d97"/>
    </style:style>
    <style:style style:name="T152" style:family="text">
      <style:text-properties officeooo:rsid="00bfbd8b"/>
    </style:style>
    <style:style style:name="T153" style:family="text">
      <style:text-properties officeooo:rsid="00c0ff71"/>
    </style:style>
    <style:style style:name="T154" style:family="text">
      <style:text-properties officeooo:rsid="00c2444a"/>
    </style:style>
    <style:style style:name="T155" style:family="text">
      <style:text-properties fo:font-weight="bold" officeooo:rsid="006aa6ee" style:font-weight-asian="bold" style:font-weight-complex="bold"/>
    </style:style>
    <style:style style:name="T156" style:family="text">
      <style:text-properties officeooo:rsid="00c54107"/>
    </style:style>
    <style:style style:name="T157" style:family="text">
      <style:text-properties officeooo:rsid="00c5eba6"/>
    </style:style>
    <style:style style:name="T158" style:family="text">
      <style:text-properties officeooo:rsid="00c6e632"/>
    </style:style>
    <style:style style:name="T159" style:family="text">
      <style:text-properties officeooo:rsid="00c72d6f"/>
    </style:style>
    <style:style style:name="T160" style:family="text">
      <style:text-properties officeooo:rsid="00c7af4a"/>
    </style:style>
    <style:style style:name="T161" style:family="text">
      <style:text-properties officeooo:rsid="00c8a9e6"/>
    </style:style>
    <style:style style:name="T162" style:family="text">
      <style:text-properties officeooo:rsid="00c96abb"/>
    </style:style>
    <style:style style:name="T163" style:family="text">
      <style:text-properties officeooo:rsid="00c98123"/>
    </style:style>
    <style:style style:name="T164" style:family="text">
      <style:text-properties officeooo:rsid="00cb3f33"/>
    </style:style>
    <style:style style:name="T165" style:family="text">
      <style:text-properties officeooo:rsid="00cdd34e"/>
    </style:style>
    <style:style style:name="T166" style:family="text">
      <style:text-properties officeooo:rsid="00ce774c"/>
    </style:style>
    <style:style style:name="T167" style:family="text">
      <style:text-properties officeooo:rsid="00d0767f"/>
    </style:style>
    <style:style style:name="T168" style:family="text">
      <style:text-properties officeooo:rsid="00d1a515"/>
    </style:style>
    <style:style style:name="T169" style:family="text">
      <style:text-properties officeooo:rsid="00d20914"/>
    </style:style>
    <style:style style:name="T170" style:family="text">
      <style:text-properties officeooo:rsid="00d25b15"/>
    </style:style>
    <style:style style:name="T171" style:family="text">
      <style:text-properties officeooo:rsid="00d470ee"/>
    </style:style>
    <style:style style:name="T172" style:family="text">
      <style:text-properties officeooo:rsid="00d55608"/>
    </style:style>
    <style:style style:name="T173" style:family="text">
      <style:text-properties officeooo:rsid="00d65103"/>
    </style:style>
    <style:style style:name="T174" style:family="text">
      <style:text-properties officeooo:rsid="00d66953"/>
    </style:style>
    <style:style style:name="T175" style:family="text">
      <style:text-properties officeooo:rsid="00d835eb"/>
    </style:style>
    <style:style style:name="T176" style:family="text">
      <style:text-properties officeooo:rsid="00d9286c"/>
    </style:style>
    <style:style style:name="T177" style:family="text">
      <style:text-properties officeooo:rsid="00d9a47c"/>
    </style:style>
    <style:style style:name="T178" style:family="text">
      <style:text-properties officeooo:rsid="00da0d2c"/>
    </style:style>
    <style:style style:name="T179" style:family="text">
      <style:text-properties officeooo:rsid="00da2480"/>
    </style:style>
    <style:style style:name="T180" style:family="text">
      <style:text-properties officeooo:rsid="00dbf9c0"/>
    </style:style>
    <style:style style:name="T181" style:family="text">
      <style:text-properties officeooo:rsid="00dd8879"/>
    </style:style>
    <style:style style:name="T182" style:family="text">
      <style:text-properties officeooo:rsid="00ded605"/>
    </style:style>
    <style:style style:name="T183" style:family="text">
      <style:text-properties officeooo:rsid="00e07198"/>
    </style:style>
    <style:style style:name="T184" style:family="text">
      <style:text-properties officeooo:rsid="00e2eccb"/>
    </style:style>
    <style:style style:name="T185" style:family="text">
      <style:text-properties officeooo:rsid="00e3fb96"/>
    </style:style>
    <style:style style:name="T186" style:family="text">
      <style:text-properties officeooo:rsid="00e5d9be"/>
    </style:style>
    <style:style style:name="T187" style:family="text">
      <style:text-properties officeooo:rsid="00e842a1"/>
    </style:style>
    <style:style style:name="T188" style:family="text">
      <style:text-properties officeooo:rsid="00ec3f33"/>
    </style:style>
    <style:style style:name="T189" style:family="text">
      <style:text-properties officeooo:rsid="00edbfa2"/>
    </style:style>
    <style:style style:name="T190" style:family="text">
      <style:text-properties officeooo:rsid="00f170b4"/>
    </style:style>
    <style:style style:name="T191" style:family="text">
      <style:text-properties officeooo:rsid="00f3025a"/>
    </style:style>
    <style:style style:name="T192" style:family="text">
      <style:text-properties officeooo:rsid="00f4ff9c"/>
    </style:style>
    <style:style style:name="T193" style:family="text">
      <style:text-properties officeooo:rsid="00796570"/>
    </style:style>
    <style:style style:name="T194" style:family="text">
      <style:text-properties officeooo:rsid="00f97236"/>
    </style:style>
    <style:style style:name="T195" style:family="text">
      <style:text-properties officeooo:rsid="00f975a9"/>
    </style:style>
    <style:style style:name="T196" style:family="text">
      <style:text-properties officeooo:rsid="00fb6e32"/>
    </style:style>
    <style:style style:name="T197" style:family="text">
      <style:text-properties officeooo:rsid="00fcf7d1"/>
    </style:style>
    <style:style style:name="T198" style:family="text">
      <style:text-properties officeooo:rsid="00fd6c44"/>
    </style:style>
    <style:style style:name="T199" style:family="text">
      <style:text-properties officeooo:rsid="00fe2846"/>
    </style:style>
    <style:style style:name="T200" style:family="text">
      <style:text-properties officeooo:rsid="002990d6"/>
    </style:style>
    <style:style style:name="T201" style:family="text">
      <style:text-properties officeooo:rsid="00fe39d1"/>
    </style:style>
    <style:style style:name="T202" style:family="text">
      <style:text-properties officeooo:rsid="00fe6626"/>
    </style:style>
    <style:style style:name="T203" style:family="text">
      <style:text-properties officeooo:rsid="00ff652f"/>
    </style:style>
    <style:style style:name="T204" style:family="text">
      <style:text-properties officeooo:rsid="00ffd71a"/>
    </style:style>
    <style:style style:name="T205" style:family="text">
      <style:text-properties officeooo:rsid="0100dbc0"/>
    </style:style>
    <style:style style:name="T206" style:family="text">
      <style:text-properties officeooo:rsid="0101ecfa"/>
    </style:style>
    <style:style style:name="T207" style:family="text">
      <style:text-properties officeooo:rsid="01053158"/>
    </style:style>
    <style:style style:name="T208" style:family="text">
      <style:text-properties officeooo:rsid="01075854"/>
    </style:style>
    <style:style style:name="T209" style:family="text">
      <style:text-properties officeooo:rsid="01083610"/>
    </style:style>
    <style:style style:name="T210" style:family="text">
      <style:text-properties officeooo:rsid="01097764"/>
    </style:style>
    <style:style style:name="T211" style:family="text">
      <style:text-properties officeooo:rsid="010ad556"/>
    </style:style>
    <style:style style:name="T212" style:family="text">
      <style:text-properties officeooo:rsid="010c960e"/>
    </style:style>
    <style:style style:name="T213" style:family="text">
      <style:text-properties officeooo:rsid="010f88e1"/>
    </style:style>
    <style:style style:name="T214" style:family="text">
      <style:text-properties officeooo:rsid="010fbeef"/>
    </style:style>
    <style:style style:name="T215" style:family="text">
      <style:text-properties officeooo:rsid="0110ef42"/>
    </style:style>
    <style:style style:name="T216" style:family="text">
      <style:text-properties officeooo:rsid="0111716f"/>
    </style:style>
    <style:style style:name="T217" style:family="text">
      <style:text-properties officeooo:rsid="0112a1f3"/>
    </style:style>
    <style:style style:name="T218" style:family="text">
      <style:text-properties officeooo:rsid="0116029f"/>
    </style:style>
    <style:style style:name="T219" style:family="text">
      <style:text-properties officeooo:rsid="011718cd"/>
    </style:style>
    <style:style style:name="T220" style:family="text">
      <style:text-properties officeooo:rsid="0117c260"/>
    </style:style>
    <style:style style:name="T221" style:family="text">
      <style:text-properties officeooo:rsid="0118f2cb"/>
    </style:style>
    <style:style style:name="T222" style:family="text">
      <style:text-properties officeooo:rsid="011a058a"/>
    </style:style>
    <style:style style:name="T223" style:family="text">
      <style:text-properties officeooo:rsid="011bf230"/>
    </style:style>
    <style:style style:name="T224" style:family="text">
      <style:text-properties officeooo:rsid="011db1ba"/>
    </style:style>
    <style:style style:name="T225" style:family="text">
      <style:text-properties officeooo:rsid="011e40e1"/>
    </style:style>
    <style:style style:name="T226" style:family="text">
      <style:text-properties officeooo:rsid="011fed88"/>
    </style:style>
    <style:style style:name="T227" style:family="text">
      <style:text-properties officeooo:rsid="01215e8a"/>
    </style:style>
    <style:style style:name="T228" style:family="text">
      <style:text-properties officeooo:rsid="0121f782"/>
    </style:style>
    <style:style style:name="T229" style:family="text">
      <style:text-properties officeooo:rsid="01241a94"/>
    </style:style>
    <style:style style:name="T230" style:family="text">
      <style:text-properties officeooo:rsid="0128334b"/>
    </style:style>
    <style:style style:name="T231" style:family="text">
      <style:text-properties officeooo:rsid="012ad8e9"/>
    </style:style>
    <style:style style:name="T232" style:family="text">
      <style:text-properties officeooo:rsid="012b91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ku!... Baku!...</text:p>
      <text:p text:style-name="P1"/>
      <text:p text:style-name="P37">Terça-feira, 9 de Novembro de 2011. O dia em que um meteorito de <text:span text:style-name="T131">quatrocentos</text:span> metros <text:span text:style-name="T131">de diâmetro </text:span>passava entre a terra e a lua. Nos blocos noticiosos <text:span text:style-name="T196">não se falou de outra coisa ao long</text:span>o <text:span text:style-name="T196">do</text:span> dia. Na minha aldeia os curiosos saíram ao<text:span text:style-name="T165"> </text:span>luar para testemunharem a passagem do corpo estranho. </text:p>
      <text:p text:style-name="P37"/>
      <text:p text:style-name="P37">O meteoro via-se na perfeição a cruzar <text:span text:style-name="T45">a negridão</text:span> por diante da face iluminada da lua, lento, discreto e sorrateiro, inexplicavelmente inquietante. Não sei dizer ao certo o que senti naquele momento, mas fiquei com a sensação que algo não estava bem, senti-me invadido por um estranho pressentimento <text:span text:style-name="T196">d</text:span>e que algo mau estava para acontecer. Só não sabia o que era.</text:p>
      <text:p text:style-name="P1"/>
      <text:p text:style-name="P2">Os minutos passaram, lentos demais e aterradoramente sinistros, demasiado angustiantes para o meu gosto. Por fim o objecto desapareceu do astro <text:span text:style-name="T132">e eu expirei fundo</text:span>. Tudo parecia voltar ao normal, mas estranhamente a tal sensação <text:span text:style-name="T125">desconfortante</text:span> resignava-se a abandonar-me. <text:span text:style-name="T3">A </text:span><text:span text:style-name="T125">mesma </text:span>que eu não conseguia classificar ou catalogar perante o conjunto de experiências que <text:span text:style-name="T196">acumulara ao longo</text:span> de <text:span text:style-name="T2">trinta e quatro</text:span> anos à face deste planeta. Aquela impressão enigmática não constava da minha base de dados <text:span text:style-name="T3">mundana</text:span>.</text:p>
      <text:p text:style-name="P1"/>
      <text:p text:style-name="P5">Dirigia-me para casa quando umas estranhas vozes de multidão perplexa começaram a chegar aos meus ouvidos <text:span text:style-name="T45">irrequietos</text:span>. A principio não consegui perceber a razão de tamanho burburinho, mas aos poucos <text:span text:style-name="T196">a apreensão</text:span> e o medo foram <text:span text:style-name="T1">simultaneamente</text:span> tomando conta de mim <text:span text:style-name="T217">quando o vi</text:span>... </text:p>
      <text:p text:style-name="P5"/>
      <text:p text:style-name="P5">Ele estava de volta! Milagre ou aberração da naturez<text:span text:style-name="T5">a, n</text:span>ão sei dizer qual das duas se adequava mais àquilo que os meus olhos <text:span text:style-name="T132">incrédulos </text:span>tentavam impingir a um cérebro confuso e descrente nas imagens que se lhe apresentavam por diante. O meteorito voltara a sobrevoar os céus da terra, mas desta vez não falo dos céus do planeta terra no geral, mas sim dos céus <text:span text:style-name="T132">mais </text:span>próximos <text:span text:style-name="T13">a mim</text:span>, <text:span text:style-name="T7">bem </text:span>por cima da minha terra natal. <text:span text:style-name="T13">Passeando a</text:span> escassas centenas de metros de altitude o estranho pedaço de rocha metálica voltara para nos assombrar. Com ele trouxera um barulho industrial tremendamente intimidativo. À medida que os meus olhos iam pestanejando uma ou outra vez, estupefactos de incredibilidade, o objecto <text:span text:style-name="T122">irregular </text:span>aproveitava para diminuir de altitude, estando agora pouco mais alto do que os telhados mais elevados das <text:span text:style-name="T1">redondezas.</text:span> O alvoroço nas ruas juntava-se ao barulho metálico que a bizarra criatura produzia <text:span text:style-name="T25">e juntos criavam um frenesim entorpecedor</text:span>. Chamo-lhe agora criatura porque me parece que está vivo. Não <text:span text:style-name="T132">creio que seja</text:span> uma rocha podre e isenta de vida, não senhor. <text:span text:style-name="T125">Se bem me parece e</text:span>sta<text:span text:style-name="T132">re</text:span>mos <text:span text:style-name="T132">pois</text:span> a ser invadidos, ou pelo menos <text:span text:style-name="T132">a ser </text:span>intimidados e observados de bem perto por criaturas de outras estrelas. O som, <text:soft-page-break/><text:span text:style-name="T132">semelhante a</text:span> mil correntes de ferro a arrastarem-se, <text:span text:style-name="T132">a</text:span> mil e um portões de metal a abrir e a fechar, <text:span text:style-name="T132">misturava-se no ar com</text:span> os gritos das pesso<text:span text:style-name="T132">as, </text:span>cria<text:span text:style-name="T132">ndo assim</text:span> um ambiente de terror como nunca presenciara em toda a vida. Vida essa pela qual começo agora a temer mais <text:span text:style-name="T13">do</text:span> que nunca, cada vez que aquele horrível barulho ensurdecedor chega aos meus tímpanos assustados: “Baku!... Baku!... Baku!...” - Ruge o metal alienígena, <text:span text:style-name="T5">ao mesmo tempo que a sua superfície sofre mutações de tonalidade e porosidade</text:span>. Uma e outra vez <text:span text:style-name="T5">acagaço-me com </text:span>aquele distinto e tenebroso rugido... “Baku!... Baku!... Baku!...” - Nem mesmo os animais <text:span text:style-name="T26">lhe </text:span>ficam indiferentes. Um gato <text:span text:style-name="T13">pardo </text:span>que estava perto de mim eriça o pêlo e mia aterrado cada vez que ouve o <text:span text:style-name="T196">maldito</text:span>: “Baku!... Baku!...” - Sinto a espinha a congelar e a pele por cima a arrepiar. <text:span text:style-name="T3">O</text:span><text:span text:style-name="T133">bservo quando o</text:span><text:span text:style-name="T3"> gato morre ao fim de umas sete ou oito miadelas </text:span><text:span text:style-name="T13">eriçadas </text:span><text:span text:style-name="T3">consecutivas, tantas quantas as vezes que o maquiavélico som se fez ouvir, caindo inanimado junto da tigela que diariamente lhe servia as refeições. </text:span><text:span text:style-name="T13">Se o coração dele não aguentou </text:span><text:span text:style-name="T218">quanta</text:span><text:span text:style-name="T13"> fé posso eu colocar no meu?...</text:span></text:p>
      <text:p text:style-name="P1"/>
      <text:p text:style-name="P7">Tento chegar a casa o mais rápido que as minhas pernas e o meu cérebro em vias de paralisar permitem. Não consigo tirar da cabeça a ideia de que a qualquer momento sairá daquele estranho artefacto, do qual não tenho agora a menor dúvida tratar-se de uma nave extraterrestre, um raio fulminante que me reduzirá a cinzas, ou pior que isso!... Que me abduza e teletransporte para o interior daquela desconhecida máquina infernal onde de certeza milhentas experiências cirúrgicas aguardam ansiosamente por mim. <text:span text:style-name="T3">Chego a pensar que vou acabar como o </text:span><text:span text:style-name="T125">infeliz </text:span><text:span text:style-name="T3">bichano quando o</text:span> meu coração quase <text:span text:style-name="T45">que </text:span>pára a meio de mais um nefasto: “Baku!... Baku!...” , <text:span text:style-name="T45">intervalado por o</text:span>utros tantos rangeres metálicos <text:span text:style-name="T26">não menos medonhos</text:span>. <text:span text:style-name="T3">E</text:span>m simultâneo <text:span text:style-name="T7">com o último rugido da besta dá-se um </text:span><text:span text:style-name="T71">curto mas forte</text:span><text:span text:style-name="T7"> lampejo e</text:span> numa parede de pedra que se ergue à minha frente começam a surgir imagens de animais, de plantas, <text:span text:style-name="T71">de pessoas, </text:span>de <text:span text:style-name="T29">habitats</text:span>... imagens de <text:span text:style-name="T3">diferentes </text:span>ecossistemas do planeta Terra. É como se na minha frente se projectasse uma curta metragem de cenas <text:span text:style-name="T134">rigorosamente </text:span>escolhidas para representar os mais variados cenários da mãe natureza e deste nosso planeta. Talvez estejam apenas a tentar comunicar, ou a mostrar que nos conhecem, não sei... Mas o que sim sei é que isto ainda me aterroriza mais o espírito. Nunca estive tão petrificado como agora, não sei mais o que fazer ou dizer, sinto que vou morrer a qualquer momento. </text:p>
      <text:p text:style-name="P2"/>
      <text:p text:style-name="P38">À <text:span text:style-name="T3">minha volta vejo gente e animais </text:span><text:span text:style-name="T45">amedrontados </text:span><text:span text:style-name="T3">a fugir, vejo como os meus </text:span><text:span text:style-name="T71">mais profundos </text:span><text:span text:style-name="T3">temores tinham razão de ser. Do alto daquele pedaço de metal voador observo um feixe de luz amarelo, de aspecto poeirento, a sair em direcção ao solo. </text:span><text:span text:style-name="T45">Certamente dizimará aquilo que atingir, </text:span><text:span text:style-name="T71">penso eu de imediato</text:span><text:span text:style-name="T45">. Mas não... Estava enganado. </text:span><text:span text:style-name="T3">Abismado, presencio como o mesmo </text:span><text:span text:style-name="T71">vasculha a superfície </text:span><text:span text:style-name="T126">e depressa </text:span><text:span text:style-name="T3">se transforma numa espécie de elevador sem cabina por onde os objectos sobre os quais ele incide começam vagarosamente a subir, </text:span><text:span text:style-name="T126">sendo </text:span><text:span text:style-name="T8">lentamente aspirados </text:span><text:span text:style-name="T3">em </text:span><text:span text:style-name="T8">espiral</text:span><text:span text:style-name="T3">. </text:span><text:soft-page-break/><text:span text:style-name="T3">Por enquanto parece-me que apenas objectos </text:span><text:span text:style-name="T71">metálicos </text:span><text:span text:style-name="T3">lhes interessam, por alguma razão à </text:span><text:span text:style-name="T197">qual sou alheio </text:span><text:span text:style-name="T3">as pessoas e demais seres vivos não sobem, </text:span><text:span text:style-name="T197">nem </text:span><text:span text:style-name="T3">mesmo </text:span><text:span text:style-name="T134">quando</text:span><text:span text:style-name="T3"> a luz </text:span><text:span text:style-name="T71">esfomeada </text:span><text:span text:style-name="T3">v</text:span><text:span text:style-name="T134">ai</text:span><text:span text:style-name="T3"> ao seu encontro, </text:span><text:span text:style-name="T190">o</text:span><text:span text:style-name="T134"> mesmo acontece</text:span><text:span text:style-name="T197">ndo</text:span><text:span text:style-name="T134"> com </text:span><text:span text:style-name="T3">outros </text:span><text:span text:style-name="T71">tipos de</text:span><text:span text:style-name="T3"> materiais. </text:span><text:span text:style-name="T197">Depressa deixa de ser apenas um para passarem a ser cerca </text:span><text:span text:style-name="T190">de uma dezena de feixes de luz </text:span><text:span text:style-name="T197">com o mesmo propósito</text:span><text:span text:style-name="T5">. Nas mesmas paredes onde </text:span><text:span text:style-name="T9">há segundos atrás </text:span><text:span text:style-name="T5">passou o filme da Terra vejo agora um </text:span><text:span text:style-name="T46">holograma, um</text:span><text:span text:style-name="T5">a espécie de biopsia a três dimensões dos seres que habitam o </text:span><text:span text:style-name="T9">nosso </text:span><text:span text:style-name="T5">mundo, </text:span><text:span text:style-name="T219">destacando</text:span><text:span text:style-name="T14">, claro está, o homem, </text:span><text:span text:style-name="T134">sendo que parece haver um interesse particular pel</text:span><text:span text:style-name="T197">a zona</text:span><text:span text:style-name="T134"> cerebral</text:span><text:span text:style-name="T5">. </text:span><text:span text:style-name="T197">Cheguei a temer</text:span><text:span text:style-name="T6"> desintegrar-me quando também eu </text:span><text:span text:style-name="T220">fui</text:span><text:span text:style-name="T6"> </text:span><text:span text:style-name="T127">trespassado de lés a lés</text:span><text:span text:style-name="T6"> por um raio de luz </text:span><text:span text:style-name="T46">mais </text:span><text:span text:style-name="T6">clara. </text:span><text:span text:style-name="T197">Felizmente não aconteceu. Apenas posso dizer que não senti </text:span><text:span text:style-name="T6">absolutamente nada. </text:span><text:span text:style-name="T127">N</text:span><text:span text:style-name="T6">enhuma sensação palpável! </text:span><text:span text:style-name="T127">N</text:span><text:span text:style-name="T6">em dor, nem comichão, nem calor, nem arrepios de frio, nada!... Muito sinceramente acho </text:span><text:span text:style-name="T127">que</text:span><text:span text:style-name="T6"> </text:span><text:span text:style-name="T127">não passamos</text:span><text:span text:style-name="T6"> </text:span><text:span text:style-name="T127">de meras </text:span><text:span text:style-name="T220">(e </text:span><text:span text:style-name="T6">impotentes</text:span><text:span text:style-name="T220">) </text:span><text:span text:style-name="T6">vítimas de um avançado processo de scaneamento...</text:span><text:span text:style-name="T5"> </text:span><text:span text:style-name="T9">Acho que nos querem ver as entranhas </text:span><text:span text:style-name="T127">e</text:span><text:span text:style-name="T9"> saber de que massa somos feitos, para quê não sei... </text:span><text:span text:style-name="T47">mas coisa boa não há-de ser </text:span><text:span text:style-name="T134">com certeza</text:span><text:span text:style-name="T47">.</text:span></text:p>
      <text:p text:style-name="P35"/>
      <text:p text:style-name="P3"><text:span text:style-name="T3">À </text:span><text:span text:style-name="T4">medida que me aproximo </text:span><text:span text:style-name="T9">de casa</text:span><text:span text:style-name="T4"> reparo que o céu escurece </text:span><text:span text:style-name="T128">de modo</text:span><text:span text:style-name="T4"> </text:span><text:span text:style-name="T128">fora </text:span><text:span text:style-name="T4">do normal. </text:span><text:span text:style-name="T135">Diante dos meus olhos forma-se uma gigantesca supercélula. </text:span><text:span text:style-name="T4">Uma </text:span><text:span text:style-name="T191">tempestade</text:span><text:span text:style-name="T4"> de relâmpagos começa a sua dança </text:span><text:span text:style-name="T9">ameaçadora</text:span><text:span text:style-name="T4"> saltitando entre o objecto e o cume das misteriosas nuvens </text:span><text:span text:style-name="T135">giratórias</text:span><text:span text:style-name="T4">. </text:span><text:span text:style-name="T128">Um jacto de </text:span><text:span text:style-name="T128">plasma electromagnético desprende-se do aparelho e aterra numa zona de floresta fora dos confins da aldeia, ricocheteando </text:span><text:span text:style-name="T138">num ápice em direcção</text:span><text:span text:style-name="T128"> ao ponto de partida. </text:span><text:span text:style-name="T4">O misterioso “</text:span><text:span text:style-name="T6">B</text:span><text:span text:style-name="T4">aku! Baku!” , que já não me atormentava </text:span><text:span text:style-name="T9">há</text:span><text:span text:style-name="T4"> alguns minutos ressurgiu </text:span><text:span text:style-name="T27">assim </text:span><text:span text:style-name="T4">de repente, antecipando um zumbido </text:span><text:span text:style-name="T9">excruci</text:span><text:span text:style-name="T14">a</text:span><text:span text:style-name="T9">nte</text:span><text:span text:style-name="T4"> que deitou toda a gente ao chão com as mãos nos tímpanos </text:span><text:span text:style-name="T138">como que a evitar uma eventual explosão da cabeça.</text:span><text:span text:style-name="T4"> </text:span><text:span text:style-name="T198">A</text:span><text:span text:style-name="T138">o doloroso ruído</text:span><text:span text:style-name="T4"> </text:span><text:span text:style-name="T138">suce</text:span><text:span text:style-name="T4">deu</text:span><text:span text:style-name="T198">-se</text:span><text:span text:style-name="T4"> um forte clarão que me deixou cego por </text:span><text:span text:style-name="T198">breves instantes</text:span><text:span text:style-name="T4">, como se o gigantesco artefacto nos tivesse acabado de fotografar ou radiografar com um </text:span><text:span text:style-name="T32">flash</text:span><text:span text:style-name="T4"> </text:span><text:span text:style-name="T9">descomunal</text:span><text:span text:style-name="T4">. </text:span><text:span text:style-name="T72">Fiquei com a estranha sensação de ter perdido os sentidos momentaneamente, embora não tenha como assegurá-lo. </text:span><text:span text:style-name="T4">Quando a visão </text:span><text:span text:style-name="T14">resolveu </text:span><text:span text:style-name="T129">regressar</text:span><text:span text:style-name="T4"> à </text:span><text:span text:style-name="T129">minha </text:span><text:span text:style-name="T136">coitada </text:span><text:span text:style-name="T129">pessoa,</text:span><text:span text:style-name="T4"> depa</text:span><text:span text:style-name="T14">ro</text:span><text:span text:style-name="T4">-me com um cenário que me levou de novo a colocar os joelhos no chão, </text:span><text:span text:style-name="T72">de tão </text:span><text:span text:style-name="T4">desconsolado </text:span><text:span text:style-name="T72">que fiquei</text:span><text:span text:style-name="T4">...</text:span></text:p>
      <text:p text:style-name="P10"/>
      <text:p text:style-name="P3"><text:span text:style-name="T4">Estava só!... À minha volta não se via </text:span><text:span text:style-name="T48">absolutamente </text:span><text:span text:style-name="T4">ninguém. </text:span><text:span text:style-name="T221">T</text:span><text:span text:style-name="T4">oda a gente havia desaparecido sem deixar qualquer rasto </text:span><text:span text:style-name="T10">a não ser uma ténue fumaça semelhante a vapor de água, precisamente nos locais onde antes se movimentava gente </text:span><text:span text:style-name="T14">humana</text:span><text:span text:style-name="T4">. </text:span><text:span text:style-name="T48">Terão sido dizimados? </text:span><text:span text:style-name="T129">Desintegrados? </text:span><text:span text:style-name="T192">T</text:span><text:span text:style-name="T4">odo o cenário da aldeia continuava </text:span><text:span text:style-name="T14">exactamente </text:span><text:span text:style-name="T4">no mesmo sítio </text:span><text:span text:style-name="T199">mas assemelhava-se a </text:span><text:span text:style-name="T4">uma espécie de limbo fantasma, onde apenas eu e o objecto assustador parecíam</text:span><text:span text:style-name="T11">os </text:span><text:span text:style-name="T4">ser as únicas coisas com movimento.</text:span><text:span text:style-name="T73"> </text:span></text:p>
      <text:p text:style-name="P9"/>
      <text:p text:style-name="P39"><text:soft-page-break/><text:span text:style-name="T129">O escuro da </text:span>noite <text:span text:style-name="T129">deu à luz uma negridão ainda maior, </text:span><text:span text:style-name="T192">como</text:span><text:span text:style-name="T129"> nunca vi na vid</text:span><text:span text:style-name="T192">a. N</text:span><text:span text:style-name="T139">o tecto</text:span> <text:span text:style-name="T139">d</text:span>o céu <text:span text:style-name="T129">enlutado </text:span>não avisto qualquer estrela <text:span text:style-name="T129">que seja, </text:span>pois de nuvens enegrecidas <text:span text:style-name="T137">(e agora paradas) </text:span>está ele <text:span text:style-name="T14">totalmente </text:span>forrado<text:span text:style-name="T139">. </text:span>D<text:span text:style-name="T12">o modo</text:span> como isto aconteceu não tenho <text:span text:style-name="T12">eu</text:span> a menor ideia. <text:span text:style-name="T12">A perplexidade da minha ignorância deixa-me fulo comigo próprio... </text:span></text:p>
      <text:p text:style-name="P39"><text:span text:style-name="T12"/></text:p>
      <text:p text:style-name="P39"><text:span text:style-name="T200">Decido caminhar pelas ruas mais próximas à procura de alguém.</text:span><text:span text:style-name="T77"> </text:span><text:span text:style-name="T15">Durante cerca de meia hora deambulei por ruas e ruelas desprovidas de vida até que um barulho de </text:span><text:span text:style-name="T28">passagem de </text:span><text:span text:style-name="T15">corrente eléctrica me despertou a atenção. </text:span><text:span text:style-name="T38">O zumbido p</text:span><text:span text:style-name="T15">arec</text:span><text:span text:style-name="T38">e</text:span><text:span text:style-name="T15"> ter origem por detrás um pequeno cabeço florestal </text:span><text:span text:style-name="T49">despovoado </text:span><text:span text:style-name="T15">que fica mesmo no centro da aldeia, nas traseiras do cemitério </text:span><text:span text:style-name="T49">local</text:span><text:span text:style-name="T15">, </text:span><text:span text:style-name="T49">e </text:span><text:span text:style-name="T15">em redor do qual serpenteia circularmente a principal </text:span><text:span text:style-name="T49">via da</text:span><text:span text:style-name="T15"> </text:span><text:span text:style-name="T49">localidade</text:span><text:span text:style-name="T15">. É </text:span><text:span text:style-name="T140">para lá que me dirijo. </text:span><text:span text:style-name="T15">Passo os primeiros muros e salto depois as últimas vedações que </text:span><text:span text:style-name="T28">delimitam</text:span><text:span text:style-name="T15"> a vinha que separa </text:span><text:span text:style-name="T38">o </text:span><text:span text:style-name="T15">cemitério da primeira linha de eucaliptos e pinheiros. </text:span><text:span text:style-name="T16">Antes de chegar ao alto da colina olho por cima do ombro e vejo que o estranho </text:span><text:span text:style-name="T33">OVNI</text:span><text:span text:style-name="T16"> </text:span><text:span text:style-name="T28">(creio que é assim que </text:span><text:span text:style-name="T199">devo chamá-lo)</text:span><text:span text:style-name="T28"> </text:span><text:span text:style-name="T16">continua a faiscar com uma regularidade constante. Ouço o nefasto “Baku!... Baku!...” como nunca antes o tinha ouvido, terrivelmente perto, </text:span><text:span text:style-name="T130">e </text:span><text:span text:style-name="T38">mais alto </text:span><text:span text:style-name="T141">também</text:span><text:span text:style-name="T16">. É tão somente nesta altura que percebo que a origem do </text:span><text:span text:style-name="T38">peculiar</text:span><text:span text:style-name="T16"> som não é única, </text:span><text:span text:style-name="T50">ou se o era </text:span><text:span text:style-name="T130">até então </text:span><text:span text:style-name="T50">pelo menos não o é mais</text:span><text:span text:style-name="T16">. Não é apenas o estranho objecto no céu que produz o barulho que me atormenta </text:span><text:span text:style-name="T141">a alma</text:span><text:span text:style-name="T16">, há algo no chão à minha frente que responde à nave com igua</text:span><text:span text:style-name="T130">is</text:span><text:span text:style-name="T16"> </text:span><text:span text:style-name="T130">sequências de </text:span><text:span text:style-name="T16">“Baku!... Baku!..”. Passo </text:span><text:span text:style-name="T17">por debaixo d</text:span><text:span text:style-name="T16">os últimos penedos </text:span><text:span text:style-name="T18">encavalitados </text:span><text:span text:style-name="T16">que no topo do monte se me apresentam como obstáculos </text:span><text:span text:style-name="T16">e deparo-me com u</text:span><text:span text:style-name="T79">ma visão do outro mundo...</text:span></text:p>
      <text:p text:style-name="P15"/>
      <text:p text:style-name="P11"><text:span text:style-name="T16">Bem diante dos meus olhos, num local que desde que nasci só conheci pejado de árvores e plantas endémicas </text:span><text:span text:style-name="T16">existe agora uma depressão de dimensões impressionantes, uma cratera como só havia visto em documentários sobre vulcões ou quedas de meteoritos. </text:span><text:span text:style-name="T201">E</text:span><text:span text:style-name="T28"> </text:span><text:span text:style-name="T39">tenho a certeza que </text:span><text:span text:style-name="T28">isto não estava aqui ontem.</text:span><text:span text:style-name="T16"> </text:span><text:span text:style-name="T19">Serã</text:span><text:span text:style-name="T28">o</text:span><text:span text:style-name="T19"> no mínimo uma centena de metros até lá abaixo. </text:span><text:span text:style-name="T16">Mas o </text:span><text:span text:style-name="T19">quão fundo </text:span><text:span text:style-name="T22">e íngreme </text:span><text:span text:style-name="T19">é o</text:span><text:span text:style-name="T16"> buraco nem sequer é aquilo que mais me </text:span><text:span text:style-name="T18">comove nem o que mais me perturba a razão, </text:span><text:span text:style-name="T19">mas sim o lá se encontra</text:span><text:span text:style-name="T18">...</text:span></text:p>
      <text:p text:style-name="P16"/>
      <text:p text:style-name="P12"><text:span text:style-name="T18">A cratera abissal não está </text:span><text:span text:style-name="T142">desocupada</text:span><text:span text:style-name="T18">. </text:span><text:span text:style-name="T19">A primeira coisa que salta à vista é </text:span><text:span text:style-name="T202">um</text:span><text:span text:style-name="T19">a enorme estrutura gelatinosa </text:span><text:span text:style-name="T36">e</text:span><text:span text:style-name="T19"> </text:span><text:span text:style-name="T22">arroxeada, </text:span><text:span text:style-name="T143">u</text:span><text:span text:style-name="T51">ma massa </text:span><text:span text:style-name="T142">asquerosa </text:span><text:span text:style-name="T51">rodeada de plasma, </text:span><text:span text:style-name="T36">coberta por uma cúpula feita de película </text:span><text:span text:style-name="T19">sem</text:span><text:span text:style-name="T20">i</text:span><text:span text:style-name="T19">transparente, </text:span><text:span text:style-name="T36">e </text:span><text:span text:style-name="T19">que parece ser uma réplica quase perfeita de um cérebro humano gigantesco.</text:span><text:span text:style-name="T51"> </text:span><text:span text:style-name="T19">Um cérebro </text:span><text:span text:style-name="T202">enorme</text:span><text:span text:style-name="T143"> que</text:span><text:span text:style-name="T22"> </text:span><text:span text:style-name="T19">pulsa</text:span><text:span text:style-name="T22"> </text:span><text:span text:style-name="T19">como um coração, </text:span><text:span text:style-name="T22">emitindo</text:span><text:span text:style-name="T19"> espasmos carregados de electricidade a intervalos regulares </text:span><text:span text:style-name="T202">e</text:span><text:span text:style-name="T19"> p</text:span><text:span text:style-name="T22">roduzindo de quando em vez </text:span><text:span text:style-name="T19">um “Baku!... Baku!...”, </text:span><text:span text:style-name="T39">num padrão em tudo semelhante ao do </text:span><text:span text:style-name="T35">OVNI</text:span><text:span text:style-name="T39"> que paira acima de mim. </text:span><text:span text:style-name="T20">E é aqui </text:span><text:span text:style-name="T21">que estão as pessoas da minha terra, </text:span><text:span text:style-name="T40">ou no mínimo uma grande maioria</text:span><text:span text:style-name="T142">, </text:span><text:span text:style-name="T21">em fila indiana, enfiadas em cima de um </text:span><text:span text:style-name="T142">estreito</text:span><text:span text:style-name="T21"> </text:span><text:soft-page-break/><text:span text:style-name="T21">tapete rolante </text:span><text:span text:style-name="T22">metálico operado por uns braços mecânicos que se encarregam de os encaminhar na direcção do estranho </text:span><text:span text:style-name="T142">organismo</text:span><text:span text:style-name="T21">. </text:span><text:span text:style-name="T22">Aos poucos vão chegando mais e mais pessoas,</text:span><text:span text:style-name="T74"> </text:span><text:span text:style-name="T22">num estado semelhante ao </text:span><text:span text:style-name="T40">do</text:span><text:span text:style-name="T22">s </text:span><text:span text:style-name="T31">zombies, </text:span><text:span text:style-name="T52">embora </text:span><text:span text:style-name="T55">um pouco </text:span><text:span text:style-name="T52">mais lestos de movimentos </text:span><text:span text:style-name="T56">do que essa variedade de mortos-vivos</text:span><text:span text:style-name="T52">.</text:span><text:span text:style-name="T22"> </text:span><text:span text:style-name="T203">Chegam por um lado oposto ao meu, de mais fácil acesso</text:span><text:span text:style-name="T22">. </text:span><text:span text:style-name="T40">Ninguém fala </text:span><text:span text:style-name="T42">ou interage </text:span><text:span text:style-name="T40">com ninguém, </text:span><text:span text:style-name="T143">como se nem notassem a presença uns dos outros</text:span><text:span text:style-name="T40">. </text:span></text:p>
      <text:p text:style-name="P17"/>
      <text:p text:style-name="P40"><text:span text:style-name="T23">É </text:span><text:span text:style-name="T144">j</text:span><text:span text:style-name="T23">unto ao início da estranha passadeira de metal </text:span><text:span text:style-name="T144">que se </text:span><text:span text:style-name="T23">aglomeram </text:span><text:span text:style-name="T51">estes</text:span><text:span text:style-name="T23"> fantoches </text:span><text:span text:style-name="T144">peculiares</text:span><text:span text:style-name="T23">, até que, por instinto, hipnose ou </text:span><text:span text:style-name="T144">um qualquer tipo </text:span><text:span text:style-name="T23">controlo remoto se </text:span><text:span text:style-name="T51">começam a</text:span><text:span text:style-name="T23"> alinha</text:span><text:span text:style-name="T51">r</text:span><text:span text:style-name="T23"> </text:span><text:span text:style-name="T37">ordeiramente </text:span><text:span text:style-name="T23">uns atrás dos outros. Um a um, sobem para cima do tapete </text:span><text:span text:style-name="T51">de lagartas</text:span><text:span text:style-name="T23">. À medida que </text:span><text:span text:style-name="T51">iniciam o</text:span><text:span text:style-name="T23"> desliz</text:span><text:span text:style-name="T51">e</text:span><text:span text:style-name="T23"> em direcção ao cérebro gigante as suas têmporas são </text:span><text:span text:style-name="T51">prontamente</text:span><text:span text:style-name="T23"> </text:span><text:span text:style-name="T40">cercadas</text:span><text:span text:style-name="T23"> por dois braços robóticos </text:span><text:span text:style-name="T144">munidos de</text:span><text:span text:style-name="T23"> pinças, um de cada lado do </text:span><text:span text:style-name="T51">rolo</text:span><text:span text:style-name="T22">. </text:span><text:span text:style-name="T23">Ao longo da curta viagem as pontas do pequeno instrumento acendem-se de </text:span><text:span text:style-name="T51">faíscas</text:span><text:span text:style-name="T23"> </text:span><text:span text:style-name="T203">como as</text:span><text:span text:style-name="T23"> pontas de um ferro de soldar, </text:span><text:span text:style-name="T144">e</text:span><text:span text:style-name="T203"> </text:span><text:span text:style-name="T144">desde esse momento </text:span><text:span text:style-name="T222">que </text:span><text:span text:style-name="T203">s</text:span><text:span text:style-name="T144">e mantêm</text:span><text:span text:style-name="T37"> sempre à </text:span><text:span text:style-name="T203">mesma </text:span><text:span text:style-name="T37">distância em relação às cabeças</text:span><text:span text:style-name="T23">. Quando </text:span><text:span text:style-name="T74">as </text:span><text:span text:style-name="T203">pinças</text:span><text:span text:style-name="T74"> </text:span><text:span text:style-name="T23">entram em actividade o cérebro das cobaias humanas rodeia-se de electricidade </text:span><text:span text:style-name="T24">estática</text:span><text:span text:style-name="T23">, faiscando incessantemente </text:span><text:span text:style-name="T51">como uma lâmpada enguiçada à </text:span><text:span text:style-name="T75">medida que </text:span><text:span text:style-name="T222">avançam</text:span><text:span text:style-name="T75"> </text:span><text:span text:style-name="T222">n</text:span><text:span text:style-name="T75">o percurso. </text:span><text:span text:style-name="T203">Quando estão prestes</text:span><text:span text:style-name="T23"> a chegar à massa encefálica gigantesca, desprende</text:span><text:span text:style-name="T203">-se </text:span><text:span text:style-name="T24">das suas cabeças</text:span><text:span text:style-name="T23"> uma névoa de</text:span><text:span text:style-name="T51"> </text:span><text:span text:style-name="T66">material brilhante</text:span><text:span text:style-name="T24"> </text:span><text:span text:style-name="T42">carregado de hologramas de vivências humanas.</text:span><text:span text:style-name="T24"> </text:span><text:span text:style-name="T42">Por cima das suas cabeças pairam </text:span><text:span text:style-name="T144">então </text:span><text:span text:style-name="T42">imagens de factos ou acontecimentos presenciados pelos </text:span><text:span text:style-name="T203">próprios</text:span><text:span text:style-name="T42">, num </text:span><text:span text:style-name="T30">flashback</text:span><text:span text:style-name="T42"> em retrospectiva de grande parte da vida </text:span><text:span text:style-name="T222">pessoal</text:span><text:span text:style-name="T42">. </text:span><text:span text:style-name="T203">E</text:span><text:span text:style-name="T42">sta aura de conhecimento </text:span><text:span text:style-name="T66">ectoplasmático </text:span><text:span text:style-name="T37">abandona</text:span><text:span text:style-name="T203">-os</text:span><text:span text:style-name="T37"> para </text:span><text:span text:style-name="T41">mergulhar </text:span><text:span text:style-name="T203">e </text:span><text:span text:style-name="T37">se </text:span><text:span text:style-name="T24">fund</text:span><text:span text:style-name="T37">ir</text:span><text:span text:style-name="T24"> no encéfalo alienígena, </text:span><text:span text:style-name="T37">aumentando-o </text:span><text:span text:style-name="T41">assim </text:span><text:span text:style-name="T37">de tamanho </text:span><text:span text:style-name="T41">a cada nova doação</text:span><text:span text:style-name="T37">. Acho que este cérebro se alimenta d</text:span><text:span text:style-name="T101">os seus congéneres</text:span><text:span text:style-name="T37"> humanos, </text:span><text:span text:style-name="T42">mais precisamente do conhecimento </text:span><text:span text:style-name="T144">adquirido </text:span><text:span text:style-name="T42">e da experiência de vida de cada um</text:span><text:span text:style-name="T37">... </text:span><text:span text:style-name="T75">A</text:span><text:span text:style-name="T42">cho que é assim que aprende, </text:span><text:span text:style-name="T77">rouba</text:span><text:span text:style-name="T188">ndo-</text:span><text:span text:style-name="T77">nos as memórias, </text:span><text:span text:style-name="T203">as</text:span><text:span text:style-name="T77"> nossas recordações... </text:span><text:span text:style-name="T203">P</text:span><text:span text:style-name="T76">or isso é que toda a gente age de modo estranho, </text:span><text:span text:style-name="T188">porque</text:span><text:span text:style-name="T76"> ninguém tem memória de nada, como se acabassem de nascer para a vida...</text:span></text:p>
      <text:p text:style-name="P18"/>
      <text:p text:style-name="P41"><text:span text:style-name="T204">Depois da dádiva cada um dos </text:span><text:span text:style-name="T41">humanos </text:span><text:span text:style-name="T145">abandona o local </text:span><text:span text:style-name="T204">e </text:span><text:span text:style-name="T41">sa</text:span><text:span text:style-name="T204">i</text:span><text:span text:style-name="T41"> da cratera tão silenciosamente quanto entra</text:span><text:span text:style-name="T204">ra.</text:span><text:span text:style-name="T41"> Fico a observar o espectáculo durante </text:span><text:span text:style-name="T146">todo o tempo que dur</text:span><text:span text:style-name="T205">a</text:span><text:span text:style-name="T41">. </text:span><text:span text:style-name="T42">Pelo que percebo toda a gente regressa</text:span><text:span text:style-name="T146">rá</text:span><text:span text:style-name="T42"> às suas “</text:span><text:span text:style-name="T146">vidas” ocas</text:span><text:span text:style-name="T42"> </text:span><text:span text:style-name="T66">sem </text:span><text:span text:style-name="T146">quaisquer </text:span><text:span text:style-name="T66">efeitos secundários </text:span><text:span text:style-name="T223">físicos</text:span><text:span text:style-name="T66"> que saltem à vista </text:span><text:span text:style-name="T70">desarmada</text:span><text:span text:style-name="T42">, </text:span><text:span text:style-name="T205">a não ser</text:span><text:span text:style-name="T42"> </text:span><text:span text:style-name="T205">pelas cabeças </text:span><text:span text:style-name="T146">esvaziadas</text:span><text:span text:style-name="T42">. Sem recordações </text:span><text:span text:style-name="T205">nem</text:span><text:span text:style-name="T42"> sentimentos </text:span><text:span text:style-name="T189">ou </text:span><text:span text:style-name="T70">memórias. </text:span><text:span text:style-name="T189">S</text:span><text:span text:style-name="T42">em nada </text:span><text:span text:style-name="T146">que os distinga de um vegetal com pernas</text:span><text:span text:style-name="T42">. Só isso pode explicar tamanha falta de interacção entre gente que se conhece desde pequenina</text:span><text:span text:style-name="T67">.</text:span></text:p>
      <text:p text:style-name="P19"><text:s/></text:p>
      <text:p text:style-name="P13"><text:span text:style-name="T67">Naquele estranho </text:span><text:span text:style-name="T147">berço</text:span><text:span text:style-name="T67"> de cérebros f</text:span><text:span text:style-name="T43">iquei </text:span><text:span text:style-name="T67">eu</text:span><text:span text:style-name="T43"> sossegado durante mais cerca de meia hora, mesmo depois do último doador de </text:span><text:span text:style-name="T67">massa cinzenta</text:span><text:span text:style-name="T43">, um miúdo d</text:span><text:span text:style-name="T68">os seus</text:span><text:span text:style-name="T43"> </text:span><text:span text:style-name="T152">dezanove </text:span><text:span text:style-name="T43">ou </text:span><text:span text:style-name="T152">vinte</text:span><text:span text:style-name="T43"> anos, ali ter deixado toda a aprendizagem adquirida durante </text:span><text:span text:style-name="T224">as</text:span><text:span text:style-name="T43"> </text:span><text:span text:style-name="T224">curtas </text:span><text:span text:style-name="T43">duas décadas de vida. </text:span><text:span text:style-name="T41">Ne</text:span><text:span text:style-name="T43">sta altura o </text:span><text:soft-page-break/><text:span text:style-name="T43">cérebro alienígena já </text:span><text:span text:style-name="T68">havia </text:span><text:span text:style-name="T152">mais que </text:span><text:span text:style-name="T43">duplic</text:span><text:span text:style-name="T68">ado de</text:span><text:span text:style-name="T43"> tamanho em relação àquilo que </text:span><text:span text:style-name="T68">era</text:span><text:span text:style-name="T43"> quando aqui cheguei. A certa altura o estranho corpo repugnante começa a mudar ligeiramente de cor, aproximando</text:span><text:span text:style-name="T206">-se</text:span><text:span text:style-name="T43"> agora do esverdeado. </text:span><text:span text:style-name="T69">O tal ruído que agora me recuso a transcrever fez-se ouvir de modo mais prolongado </text:span><text:span text:style-name="T147">do </text:span><text:span text:style-name="T69">que o costume.</text:span><text:span text:style-name="T43"> S</text:span><text:span text:style-name="T41">into uma estranha dor de cabeça a chegar aos poucos, </text:span><text:span text:style-name="T147">lenta</text:span><text:span text:style-name="T41">. </text:span><text:span text:style-name="T147">C</text:span><text:span text:style-name="T41">omeço a sentir a fronte e a zona occipital a latejarem em uníssono. </text:span><text:span text:style-name="T43">Um novo zumbido </text:span><text:span text:style-name="T147">lancinante</text:span><text:span text:style-name="T43"> </text:span><text:span text:style-name="T44">colocou-me de joelhos </text:span><text:span text:style-name="T90">e olhos </text:span><text:span text:style-name="T44">no chão, outra vez</text:span><text:span text:style-name="T43">. </text:span><text:span text:style-name="T41">Nunca experiment</text:span><text:span text:style-name="T225">ara</text:span><text:span text:style-name="T41"> tamanha sensação de desconforto em toda a minha vida... </text:span></text:p>
      <text:p text:style-name="P36"/>
      <text:p text:style-name="P13"><text:span text:style-name="T53">Nesta altura o tapete pára. O cérebro gigante ganha umas antenas </text:span><text:span text:style-name="T59">salientes </text:span><text:span text:style-name="T53">com uns olhos pequeninos nas pontas </text:span><text:span text:style-name="T61">que disparam</text:span><text:span text:style-name="T53"> u</text:span><text:span text:style-name="T59">ns</text:span><text:span text:style-name="T53"> foco</text:span><text:span text:style-name="T59">s</text:span><text:span text:style-name="T53"> de luz, como os faróis de um carro acabados de ligar, </text:span><text:span text:style-name="T61">os quais</text:span><text:span text:style-name="T59"> a</text:span><text:span text:style-name="T53">ponta </text:span><text:span text:style-name="T62">de imediato </text:span><text:span text:style-name="T53">para o local onde me encontro. Creio que acabei de ser descoberto </text:span><text:span text:style-name="T65">e não perco um segundo...</text:span><text:span text:style-name="T53"> </text:span><text:span text:style-name="T63">D</text:span><text:span text:style-name="T53">esat</text:span><text:span text:style-name="T64">ei</text:span><text:span text:style-name="T53"> a fugir desalmadamente </text:span><text:span text:style-name="T64">e fui esconder-me </text:span><text:span text:style-name="T54">no </text:span><text:span text:style-name="T57">local que achei mais seguro, do lado de dentro do </text:span><text:span text:style-name="T54">cemitério. </text:span><text:span text:style-name="T57">P</text:span><text:span text:style-name="T54">ensei que junto dos mortos estaria em paz. O estranho cérebro que antes ganhara olhos de ver surge agora por entre a vinha, galgando todos os obstáculos com a ajuda de quatro patas arqueadas </text:span><text:span text:style-name="T58">e mecanizadas </text:span><text:span text:style-name="T54">que nasceram não sei bem de onde. Com os seus olhos iluminados e </text:span><text:span text:style-name="T60">as </text:span><text:span text:style-name="T54">suas antenas </text:span><text:span text:style-name="T60">astutas </text:span><text:span text:style-name="T54">a fazer de radar perscruta as sombras da noite à minha procura</text:span><text:span text:style-name="T91">. </text:span><text:span text:style-name="T92">Vou ficar aqui bem quieto, protegido pela penumbra de uma lápide, até que desista da perseguição. Curiosamente, sinto</text:span><text:span text:style-name="T153">-me bem</text:span><text:span text:style-name="T92"> seguro neste sítio. E sem medo. Dos mortos não temo eu </text:span><text:span text:style-name="T148">represálias</text:span><text:span text:style-name="T92">...</text:span></text:p>
      <text:p text:style-name="P20"/>
      <text:p text:style-name="P42"><text:span text:style-name="T92">Adormeci... Passei grande parte da noite abrigado junto dos sepulcros e acabei por não resistir ao peso do cansaço e do desgaste psicológico. Não sei quanto tempo estive ausente, mas ou estive mais do que um dia ou então apenas algumas horas, pois certo é que o sol ainda não brilha e está tão escuro como antes. </text:span><text:span text:style-name="T153">Acordo com frio. </text:span><text:span text:style-name="T92">Tento confirmar as horas no relógio de pulso mas para meu espanto apercebo-me que este </text:span><text:span text:style-name="T226">não me pode ajudar pois </text:span><text:span text:style-name="T92">está </text:span><text:span text:style-name="T153">tão morto como os habitantes deste sítio</text:span><text:span text:style-name="T149">. </text:span></text:p>
      <text:p text:style-name="P42"><text:span text:style-name="T149"/></text:p>
      <text:p text:style-name="P42"><text:span text:style-name="T92">O estranho objecto voador continua estacionado no mesmo sítio onde </text:span><text:span text:style-name="T93">o vi parar</text:span><text:span text:style-name="T92"> pela primeira vez. Felizmente do cérebro andante não se me vislumbra a sua presença </text:span><text:span text:style-name="T154">nas redondezas</text:span><text:span text:style-name="T92">. Também não ouço ruídos por perto, </text:span><text:span text:style-name="T93">a</text:span><text:span text:style-name="T94">s</text:span><text:span text:style-name="T93"> </text:span><text:span text:style-name="T92">única</text:span><text:span text:style-name="T227">s</text:span><text:span text:style-name="T92"> coisa</text:span><text:span text:style-name="T94">s</text:span><text:span text:style-name="T92"> que mexe</text:span><text:span text:style-name="T94">m</text:span><text:span text:style-name="T92"> </text:span><text:span text:style-name="T94">parecem ser </text:span><text:span text:style-name="T92">umas estranhas luzes que pairam sobre o horizonte, </text:span><text:span text:style-name="T94">por detrás do morro </text:span><text:span text:style-name="T150">onde estive</text:span><text:span text:style-name="T94">, </text:span><text:span text:style-name="T150">mas </text:span><text:span text:style-name="T94">que julgo distantes.</text:span><text:span text:style-name="T92"> Destemido, encho o peito de coragem e abandono </text:span><text:span text:style-name="T93">a protecção</text:span><text:span text:style-name="T92"> </text:span><text:span text:style-name="T93">d</text:span><text:span text:style-name="T92">o meu esconderijo. </text:span><text:span text:style-name="T94">A dança de luzes que a minha </text:span><text:span text:style-name="T151">retina</text:span><text:span text:style-name="T94"> capta ao longe rouba-me depressa toda a atenção. E</text:span><text:span text:style-name="T93">ntrelaçando-se umas nas outras</text:span><text:span text:style-name="T92"> </text:span><text:span text:style-name="T94">bailam sem descanso </text:span><text:span text:style-name="T92">para lá dos limites da aldeia,</text:span><text:span text:style-name="T94"> na floresta que mora no sopé da enorme serra que se levanta uns quilómetros mais adiante. É para lá que devo ir, ou pelo menos é para lá que o </text:span><text:span text:style-name="T155">meu</text:span><text:span text:style-name="T94"> cérebro me </text:span><text:soft-page-break/><text:span text:style-name="T94">diz para ir. Abandono a aldeia à socapa e parto à procura de respostas. </text:span></text:p>
      <text:p text:style-name="P21"/>
      <text:p text:style-name="P14"><text:span text:style-name="T195">Durante todo o percurso n</text:span><text:span text:style-name="T94">ão tive o menor avistamento de vida humana. À medida que vou avançando pelos caminhos desertos vou tendo maior noção sobre a localização das misteriosas luzes. Começo também aos poucos a perceber algum barulho distante de máquinas que antes não captara pela distância. </text:span><text:span text:style-name="T195">Algures no meio do </text:span><text:span text:style-name="T95">perímetro florestal uma azáfama tem lugar. Esse algures lá pelo meio dá-me a impressão de ser numa zona onde existe um buraco enorme no chão </text:span><text:span text:style-name="T156">ao qual os locais</text:span><text:span text:style-name="T95"> </text:span><text:span text:style-name="T156">dão o</text:span><text:span text:style-name="T95"> nome de “mina do dragão”, </text:span><text:span text:style-name="T207">e </text:span><text:span text:style-name="T194">s</text:span><text:span text:style-name="T195">obre o qual </text:span><text:span text:style-name="T194">até</text:span><text:span text:style-name="T95"> hoje nunca ninguém me soube explicar a origem do nome. </text:span></text:p>
      <text:p text:style-name="P22"/>
      <text:p text:style-name="P4"><text:span text:style-name="T96">Pé ante pé vou-me aproximando da zona movimentada, sempre com o máximo cuidado </text:span><text:span text:style-name="T165">para não me delatar</text:span><text:span text:style-name="T96">, serpenteando que nem uma cobra por entre as árvores e os arbustos. À </text:span><text:span text:style-name="T97">medi</text:span><text:span text:style-name="T165">d</text:span><text:span text:style-name="T97">a que me aproximo do barulho e das luzes vou dando conta que a agitação se processa numa enorme clareira na zona da mina do dragão, </text:span><text:span text:style-name="T165">onde</text:span><text:span text:style-name="T97"> nunca outrora aí existira </text:span><text:span text:style-name="T165">tal coisa</text:span><text:span text:style-name="T97">. Num raio de </text:span><text:span text:style-name="T156">quinhentos</text:span><text:span text:style-name="T97"> metros em redor do fosso toda a vegetação fora completamente arrasada. Neste ermo </text:span><text:span text:style-name="T157">invadido </text:span><text:span text:style-name="T165">pelos visitantes inesperados</text:span><text:span text:style-name="T157"> </text:span><text:span text:style-name="T97">existe nesta altura uma exploração mineira de proporções assustadoras. Uma meia dúzia de </text:span><text:span text:style-name="T98">máquinas percorrem a faixa de terreno de lés a lés </text:span><text:span text:style-name="T99">alumiando</text:span><text:span text:style-name="T102">-o em toda extensão</text:span><text:span text:style-name="T99"> como se procurassem </text:span><text:span text:style-name="T157">ou guardassem </text:span><text:span text:style-name="T99">algo</text:span><text:span text:style-name="T98">. </text:span><text:span text:style-name="T104">São máquinas </text:span><text:span text:style-name="T157">robóticas </text:span><text:span text:style-name="T104">estranhas </text:span><text:span text:style-name="T98">que lembram um cruzamento falhado entre uma aranha e um polvo, </text:span><text:span text:style-name="T102">com um</text:span><text:span text:style-name="T104">a cabina no meio para o operador comandar os membros mecânicos, no cimo da qual está sentado um</text:span><text:span text:style-name="T102"> </text:span><text:span text:style-name="T104">pequeno </text:span><text:span text:style-name="T102">cérebro </text:span><text:span text:style-name="T104">azul-esverdeado protegido por uma espécie de </text:span><text:span text:style-name="T157">capacete ou </text:span><text:span text:style-name="T104">cúpula de acrílico. </text:span><text:span text:style-name="T98">Uns quantos </text:span><text:span text:style-name="T99">buldózeres de </text:span><text:span text:style-name="T228">meia dúzia</text:span><text:span text:style-name="T99"> de metros de altura </text:span><text:span text:style-name="T100">e mais </text:span><text:span text:style-name="T102">do que isso </text:span><text:span text:style-name="T100">de comprimento</text:span><text:span text:style-name="T99"> arrasam por completo tudo </text:span><text:span text:style-name="T165">o que ofereç</text:span><text:span text:style-name="T207">a</text:span><text:span text:style-name="T165"> resistência</text:span><text:span text:style-name="T99"> à sua passagem</text:span><text:span text:style-name="T100">. </text:span><text:span text:style-name="T99">Formando um género de </text:span><text:span text:style-name="T165">arranjo</text:span><text:span text:style-name="T99"> </text:span><text:span text:style-name="T165">triangular</text:span><text:span text:style-name="T99"> </text:span><text:span text:style-name="T165">erguem-se</text:span><text:span text:style-name="T99"> três torres enormes em extremos opostos da exploração, no cimo dos quais se </text:span><text:span text:style-name="T165">evidenciam</text:span><text:span text:style-name="T99"> umas grelhas carregadas </text:span><text:span text:style-name="T165">com quatro fileiras de </text:span><text:span text:style-name="T99">holofotes </text:span><text:span text:style-name="T100">que iluminam todo o recinto. Todas as pessoas que esvaziaram a aldeia estão aqui a trabalhar. Homens, mulheres, velhos, e </text:span><text:span text:style-name="T158">mesmo </text:span><text:span text:style-name="T100">crianças, </text:span><text:span text:style-name="T104">aparentemente sem qualquer excepção</text:span><text:span text:style-name="T100">. A maioria carrega nas mãos ferramentas </text:span><text:span text:style-name="T165">de escavação</text:span><text:span text:style-name="T100">, instrumentos </text:span><text:span text:style-name="T104">de extracção</text:span><text:span text:style-name="T100"> que lembram pás e picaretas rudimentares, forjados com pedaços mal soldados de tudo quanto é aparato metálico, </text:span><text:span text:style-name="T104">incluindo coisas tão bizarras </text:span><text:span text:style-name="T158">como</text:span><text:span text:style-name="T104"> saca</text:span><text:span text:style-name="T158">-</text:span><text:span text:style-name="T104">rolhas e talheres de cozinha</text:span><text:span text:style-name="T100">. </text:span><text:span text:style-name="T207">M</text:span><text:span text:style-name="T100">uitos há que cavam </text:span><text:span text:style-name="T207">até </text:span><text:span text:style-name="T100">com as próprias mãos, </text:span><text:span text:style-name="T104">numa descontração total e absoluta </text:span><text:span text:style-name="T165">que impressiona</text:span><text:span text:style-name="T100">. Uma legião de escravos acéfalos que trabalha sem pestanejar, como máquinas. </text:span><text:span text:style-name="T193">O laboro é continuo, </text:span><text:span text:style-name="T104">assim como o ruído</text:span><text:span text:style-name="T193">... </text:span></text:p>
      <text:p text:style-name="P33"/>
      <text:p text:style-name="P25"><text:span text:style-name="T80">Vejo</text:span><text:span text:style-name="T78"> gente a tombar por terra. </text:span><text:span text:style-name="T80">O</text:span><text:span text:style-name="T78">s mais velhos e os mais novos são os primeiros a sucumbir ao traba</text:span>lho árduo <text:span text:style-name="T166">n</text:span>a mina a céu aberto. Não sei se caiem apenas de exaustão <text:span text:style-name="T103">ou se porque deixaram de </text:span><text:soft-page-break/><text:span text:style-name="T103">estar </text:span>vivos. Os bicharocos que nem são nem aranhas nem polvos depressa recolhem os corpos <text:span text:style-name="T166">moribundos </text:span>e <text:span text:style-name="T104">os </text:span>levam <text:span text:style-name="T208">para longe da vista</text:span><text:span text:style-name="T166">.</text:span><text:span text:style-name="T104"> Não faço a menor ideia do que procuram neste lugar </text:span><text:span text:style-name="T166">isolado </text:span><text:span text:style-name="T104">mas depressa concluo que estes seres necessitavam de uma legião de escravos para fazer o trabalhinho por eles. Observo o local por vários ângulos diferentes mas manten</text:span><text:span text:style-name="T166">h</text:span><text:span text:style-name="T104">o-me sempre na penumbra da última linha de vegetação.</text:span></text:p>
      <text:p text:style-name="P23"/>
      <text:p text:style-name="P24"><text:span text:style-name="T159">A dada altura</text:span><text:span text:style-name="T122"> </text:span><text:span text:style-name="T167">testemunho como tudo </text:span><text:span text:style-name="T122">pára</text:span><text:span text:style-name="T103">... A escavação é interrompida por breves momentos. </text:span><text:span text:style-name="T122">Ao que me p</text:span><text:span text:style-name="T103">arece </text:span><text:span text:style-name="T173">poderá significar</text:span><text:span text:style-name="T122"> </text:span><text:span text:style-name="T173">que algo </text:span><text:span text:style-name="T122">terá sido descoberto,</text:span><text:span text:style-name="T103"> </text:span><text:span text:style-name="T122">p</text:span><text:span text:style-name="T105">or</text:span><text:span text:style-name="T122">que</text:span><text:span text:style-name="T105"> segundos </text:span><text:span text:style-name="T119">após </text:span><text:span text:style-name="T160">o </text:span><text:span text:style-name="T167">parar</text:span><text:span text:style-name="T160"> d</text:span><text:span text:style-name="T167">os</text:span><text:span text:style-name="T160"> </text:span><text:span text:style-name="T167">trabalhos de </text:span><text:span text:style-name="T160">perfuração </text:span><text:span text:style-name="T105">a</text:span><text:span text:style-name="T103">s pessoas ficaram imobilizadas como estátuas, </text:span><text:span text:style-name="T160">tão </text:span><text:span text:style-name="T122">serenas </text:span><text:span text:style-name="T173">quanto</text:span><text:span text:style-name="T122"> gárgulas acabadinhas de petrificar </text:span><text:span text:style-name="T173">pelo primeiro raio de sol, c</text:span><text:span text:style-name="T103">omo </text:span><text:span text:style-name="T105">se </text:span><text:span text:style-name="T167">fossem personagens de um filme e </text:span><text:span text:style-name="T173">o espectador na posse</text:span><text:span text:style-name="T103"> </text:span><text:span text:style-name="T173">do</text:span><text:span text:style-name="T103"> contr</text:span><text:span text:style-name="T105">o</text:span><text:span text:style-name="T103">lo remoto tivesse carregado no botão de “P</text:span><text:span text:style-name="T105">AUSE</text:span><text:span text:style-name="T103">”. Apenas se vê o movimento das máquinas aracnídeas que faziam as operações de supervisão </text:span><text:span text:style-name="T105">e limpeza </text:span><text:span text:style-name="T122">e que agora se j</text:span><text:span text:style-name="T103">untam </text:span><text:span text:style-name="T122">todas</text:span><text:span text:style-name="T103"> num circulo. Parece</text:span><text:span text:style-name="T122">-me mais do que evidente</text:span><text:span text:style-name="T103"> que </text:span><text:span text:style-name="T173">terão </text:span><text:span text:style-name="T229">tropeçado em</text:span><text:span text:style-name="T103"> </text:span><text:span text:style-name="T173">algum achado</text:span><text:span text:style-name="T103">. </text:span><text:span text:style-name="T105">A única forma que tenho de tentar ver </text:span><text:span text:style-name="T119">alguma coisa</text:span><text:span text:style-name="T105"> é subir a uma das </text:span><text:span text:style-name="T122">enormes </text:span><text:span text:style-name="T105">árvores que me cercam. É </text:span><text:span text:style-name="T161">precisamente </text:span><text:span text:style-name="T105">isso que faço </text:span><text:span text:style-name="T167">e enquanto o faço começa de novo </text:span><text:span text:style-name="T105">a </text:span><text:span text:style-name="T167">registar-se</text:span><text:span text:style-name="T105"> </text:span><text:span text:style-name="T122">algum </text:span><text:span text:style-name="T105">movimento </text:span><text:span text:style-name="T173">na clareira</text:span><text:span text:style-name="T105">. </text:span><text:span text:style-name="T167">Ou</text:span><text:span text:style-name="T105">ço o já quase esquecido “Baku!... Baku!... Baku!... Três vezes! Exactamente como da primeira vez que tal agoiro me chegou aos ouvidos. </text:span><text:span text:style-name="T122">Desta feita o</text:span><text:span text:style-name="T105"> som parece vir do meio da escavação, da zona onde mais se aglomera gente... do meio do chão </text:span><text:span text:style-name="T168">aberto </text:span><text:span text:style-name="T119">para ser mais exacto</text:span><text:span text:style-name="T105">...</text:span></text:p>
      <text:p text:style-name="P27"/>
      <text:p text:style-name="P26"><text:span text:style-name="T105">Do alto do meu posto de observação montado na copa de um sobreir</text:span><text:span text:style-name="T122">o </text:span><text:span text:style-name="T105">centenário vejo uma multidão que puxa algo rampa acima. Deslizando sobre duas filas de esteiras </text:span><text:span text:style-name="T168">improvisadas </text:span><text:span text:style-name="T105">surge à superfície u</text:span><text:span text:style-name="T103">ma cápsula gigante </text:span><text:span text:style-name="T161">que jazia </text:span><text:span text:style-name="T103">enterrada no solo. </text:span><text:span text:style-name="T105">Atrás da primeira surge </text:span><text:span text:style-name="T168">depressa </text:span><text:span text:style-name="T105">uma </text:span><text:span text:style-name="T119">outra</text:span><text:span text:style-name="T105">. </text:span><text:span text:style-name="T168">São duas</text:span><text:span text:style-name="T105"> formas </text:span><text:span text:style-name="T161">bacentas </text:span><text:span text:style-name="T119">feitas </text:span><text:span text:style-name="T105">de </text:span><text:span text:style-name="T119">material </text:span><text:span text:style-name="T161">semitransparente </text:span><text:span text:style-name="T119">que parecem</text:span><text:span text:style-name="T105"> dois supositórios de quatro ou cinco metros de comprimento, </text:span><text:span text:style-name="T161">embora </text:span><text:span text:style-name="T124">mais largos na ponta cónica</text:span><text:span text:style-name="T105">. Uma delas pulsa e brilha como uma pedra preciosa. A outra, </text:span><text:span text:style-name="T122">saindo dela apenas som,</text:span><text:span text:style-name="T105"> imite </text:span><text:span text:style-name="T122">apenas </text:span><text:span text:style-name="T105">o desprezível, </text:span><text:span text:style-name="T168">familiar</text:span><text:span text:style-name="T105"> </text:span><text:span text:style-name="T119">e invisível, </text:span><text:span text:style-name="T105">“Baku!... Baku!... Mas as duas manifestações estão sincronizadas na perfeição, </text:span><text:span text:style-name="T168">complementando-se</text:span><text:span text:style-name="T105">. De repente não sei porquê veio-me à ideia </text:span><text:span text:style-name="T119">a sonorização</text:span><text:span text:style-name="T105"> do pedido de SOS em código Morse que aprendi </text:span><text:span text:style-name="T168">na televisão </text:span><text:span text:style-name="T105">quando era miúdo. </text:span><text:span text:style-name="T106">Estando agora mais perplexo e abismado do que propriamente amedrontado consigo </text:span><text:span text:style-name="T110">raciocinar</text:span><text:span text:style-name="T106"> com mais discernimento. </text:span><text:span text:style-name="T105">Parece</text:span><text:span text:style-name="T106">-me</text:span><text:span text:style-name="T105"> haver </text:span><text:span text:style-name="T106">uma clara </text:span><text:span text:style-name="T105">sintonia </text:span><text:span text:style-name="T209">ou </text:span><text:span text:style-name="T105">sequência </text:span><text:span text:style-name="T106">que antes não havia detectado nem podia perceber</text:span><text:span text:style-name="T105">. Um código, <text:s/></text:span><text:span text:style-name="T110">talvez</text:span><text:span text:style-name="T105">?... </text:span><text:span text:style-name="T122">Um sinal de localização?... </text:span><text:span text:style-name="T173">Um “</text:span><text:span text:style-name="T34">beacon</text:span><text:span text:style-name="T173">”?...</text:span></text:p>
      <text:p text:style-name="P28"/>
      <text:p text:style-name="P43"><text:span text:style-name="T107">Aguardo com ansiedade o momento em que aquelas carcaças ovais </text:span><text:span text:style-name="T174">se abrirão</text:span><text:span text:style-name="T161"> para </text:span><text:span text:style-name="T107">revelar o seu tesouro </text:span><text:span text:style-name="T174">aprisionado</text:span><text:span text:style-name="T110">. </text:span><text:span text:style-name="T108">Ouço um </text:span><text:span text:style-name="T162">ruído</text:span><text:span text:style-name="T108"> estranho semelhante ao esvoaçar de um enxame de abelhas, </text:span><text:soft-page-break/><text:span text:style-name="T108">proveniente dos lados da nave mãe. </text:span><text:span text:style-name="T110">Algo está prestes a acontecer... </text:span><text:span text:style-name="T122">Uns raios disparados do pedaço de rocha voador atingem a clareira perto da qual me encontro, pelo meio deles viajam u</text:span><text:span text:style-name="T117">n</text:span><text:span text:style-name="T103">s </text:span><text:span text:style-name="T109">pequen</text:span><text:span text:style-name="T117">o</text:span><text:span text:style-name="T109">s </text:span><text:span text:style-name="T110">objectos brilhantes</text:span><text:span text:style-name="T103"> </text:span><text:span text:style-name="T122">que </text:span><text:span text:style-name="T169">conseguem</text:span><text:span text:style-name="T109"> </text:span><text:span text:style-name="T122">assim </text:span><text:span text:style-name="T169">abandonar </text:span><text:span text:style-name="T109">o interior</text:span><text:span text:style-name="T122"> </text:span><text:span text:style-name="T109">d</text:span><text:span text:style-name="T103">a nave mãe. </text:span><text:span text:style-name="T169">D</text:span><text:span text:style-name="T109">irigem</text:span><text:span text:style-name="T169">-se</text:span><text:span text:style-name="T109"> para cá</text:span><text:span text:style-name="T103">. </text:span><text:span text:style-name="T110">São quatro cápsulas redondas... Não. Cinco! </text:span><text:span text:style-name="T111">São</text:span><text:span text:style-name="T169"> </text:span><text:span text:style-name="T111">cinco os pequenos engenhos voadores que </text:span><text:span text:style-name="T162">viajam pelo carreiro vindo </text:span><text:span text:style-name="T123">pousar</text:span><text:span text:style-name="T111"> </text:span><text:span text:style-name="T123">onde termina a via de luz pela qual se deslocam, precisamente </text:span><text:span text:style-name="T111">no meio do terreno </text:span><text:span text:style-name="T169">brutalmente </text:span><text:span text:style-name="T162">escavacado</text:span><text:span text:style-name="T111">. Do interior de cada um sai uma criatura idêntica </text:span><text:span text:style-name="T210">e bizarra</text:span><text:span text:style-name="T111">. U</text:span><text:span text:style-name="T174">m misto de</text:span><text:span text:style-name="T111"> aracníde</text:span><text:span text:style-name="T174">o e polvo</text:span><text:span text:style-name="T111"> no meio da qua</text:span><text:span text:style-name="T174">l</text:span><text:span text:style-name="T111"> existe um cérebro com três olhos </text:span><text:span text:style-name="T170">em triângulo</text:span><text:span text:style-name="T111">. Os braços, </text:span><text:span text:style-name="T174">as patas ou os tentáculos</text:span><text:span text:style-name="T111"> </text:span><text:span text:style-name="T174">(tanto faz </text:span><text:span text:style-name="T111">como lhe queiramos chamar</text:span><text:span text:style-name="T174">)</text:span><text:span text:style-name="T111">, d</text:span><text:span text:style-name="T174">e</text:span><text:span text:style-name="T111">s</text:span><text:span text:style-name="T174">tes</text:span><text:span text:style-name="T111"> “aranh</text:span><text:span text:style-name="T174">o-polvos”</text:span><text:span text:style-name="T111"> extraterrestres são claramente mecânicos </text:span><text:span text:style-name="T123">e </text:span><text:span text:style-name="T111">artificiais. O cérebro protegido </text:span><text:span text:style-name="T120">numa redoma </text:span><text:span text:style-name="T123">semioval </text:span><text:span text:style-name="T120">e </text:span><text:span text:style-name="T111">que coordena os movimentos da criatura é </text:span><text:span text:style-name="T170">com efeito</text:span><text:span text:style-name="T111"> a única coisa que me parece natural </text:span><text:span text:style-name="T123">e viv</text:span><text:span text:style-name="T170">a</text:span><text:span text:style-name="T111">. </text:span><text:span text:style-name="T210">S</text:span><text:span text:style-name="T111">ão assim mesmo estas criaturas d</text:span><text:span text:style-name="T117">o espaço.</text:span><text:span text:style-name="T111"> Apenas cérebros com total ausência de tronco ou outros membros</text:span><text:span text:style-name="T117">, </text:span><text:span text:style-name="T174">com pouco mais </text:span><text:span text:style-name="T112">de meio metro </text:span><text:span text:style-name="T162">de altura</text:span><text:span text:style-name="T111">!</text:span></text:p>
      <text:p text:style-name="P29"/>
      <text:p text:style-name="P43"><text:span text:style-name="T113">A estes cinco elementos juntam-se os outros cérebros que, </text:span><text:span text:style-name="T163">passando a redundância, </text:span><text:span text:style-name="T117">“</text:span><text:span text:style-name="T113">operavam” os operadores das máquinas. Falo inclusivamente dos buldózeres e das escavadoras que </text:span><text:span text:style-name="T163">aparentavam ser </text:span><text:span text:style-name="T113">guiados </text:span><text:span text:style-name="T211">por</text:span><text:span text:style-name="T113"> humanos. Cada ocupante terráqueo tinha o seu próprio “</text:span><text:span text:style-name="T117">manobrador”</text:span><text:span text:style-name="T113"> a </text:span><text:span text:style-name="T163">coordená-lo e a </text:span><text:span text:style-name="T113">dirigir-lhe os movimentos.</text:span><text:span text:style-name="T174"> </text:span><text:span text:style-name="T123">Consigo vê-los agora a abandonarem os seus postos de comando.</text:span><text:span text:style-name="T174"> </text:span><text:span text:style-name="T123">Todos sem excepção se d</text:span><text:span text:style-name="T113">irigem para os dois artefactos </text:span><text:span text:style-name="T164">recentemente </text:span><text:span text:style-name="T113">desenterrados, </text:span><text:span text:style-name="T120">os quais circundam e abraçam com os seus tentáculos modificados</text:span><text:span text:style-name="T113">. </text:span><text:span text:style-name="T171">Ouço estalidos secos </text:span><text:span text:style-name="T212">quando os</text:span><text:span text:style-name="T113"> dois invólucros se começ</text:span><text:span text:style-name="T212">a</text:span><text:span text:style-name="T113">m a abrir como a tampa de um baú ou caixão. A analogia que me rega de imediato o pensamento é tão forte neste sentido que </text:span><text:span text:style-name="T117">a</text:span><text:span text:style-name="T113">lguma coisa de entre estas duas estas </text:span><text:span text:style-name="T117">caixas </text:span><text:span text:style-name="T113">devem de ser. À </text:span><text:span text:style-name="T114">medida que as respectivas tampas se vão abrindo as esteiras rolantes em que assentam começam a inclinar-se para a vertical endireitando consigo os dois objectos. </text:span><text:span text:style-name="T115">Quando a inclinação é quase total e coi</text:span><text:span text:style-name="T116">n</text:span><text:span text:style-name="T115">cide com o abrir por completo do compartimento</text:span><text:span text:style-name="T120"> </text:span><text:span text:style-name="T115">consigo </text:span><text:span text:style-name="T164">espreitar</text:span><text:span text:style-name="T115"> o seu interior...</text:span></text:p>
      <text:p text:style-name="P29"/>
      <text:p text:style-name="P30"><text:span text:style-name="T84">O seu conteúdo são d</text:span><text:span text:style-name="T81">uas figuras gigantescas </text:span><text:span text:style-name="T84">que </text:span><text:span text:style-name="T81">jazem inertes no fundo de cada um destes sarcófagos espaciais </text:span><text:span text:style-name="T88">crivados</text:span><text:span text:style-name="T81"> de </text:span><text:span text:style-name="T82">luz</text:span><text:span text:style-name="T87">es</text:span><text:span text:style-name="T82"> e </text:span><text:span text:style-name="T81">pequenos botões </text:span><text:span text:style-name="T82">a forrar </text:span><text:span text:style-name="T83">o interior do habitáculo</text:span><text:span text:style-name="T117">. Dois corpos enormes </text:span><text:span text:style-name="T123">e uniformizados</text:span><text:span text:style-name="T117"> </text:span><text:span text:style-name="T123">em tons </text:span><text:span text:style-name="T171">de cinza </text:span><text:span text:style-name="T123">escuro</text:span><text:span text:style-name="T171"> </text:span><text:span text:style-name="T117">que ocupam a quase totalidade das cápsulas que os encerram. </text:span><text:span text:style-name="T121">O que</text:span><text:span text:style-name="T118"> pisca e emite sons é </text:span><text:span text:style-name="T121">um pequeno cristal </text:span><text:span text:style-name="T175">embutido</text:span><text:span text:style-name="T121"> </text:span><text:span text:style-name="T175">n</text:span><text:span text:style-name="T121">uma chapa arredondada </text:span><text:span text:style-name="T175">de metal</text:span><text:span text:style-name="T121"> que jaz </text:span><text:span text:style-name="T175">incrustada</text:span><text:span text:style-name="T121"> sobre o peito </text:span><text:span text:style-name="T123">de cada uma</text:span><text:span text:style-name="T121"> d</text:span><text:span text:style-name="T123">est</text:span><text:span text:style-name="T121">as criaturas</text:span><text:span text:style-name="T118">. </text:span><text:span text:style-name="T123">A </text:span><text:span text:style-name="T171">maior surpresa é que a</text:span><text:span text:style-name="T123">s peculiares criaturas </text:span><text:span text:style-name="T171">que descrevo </text:span><text:span text:style-name="T123">são acéfalas!</text:span></text:p>
      <text:p text:style-name="P32"/>
      <text:p text:style-name="P31"><text:span text:style-name="T123">Uma boa dúzia de cérebros alienígenas, incluindo dois dos cinco últimos visitantes, abandona os seus escudos protectores e os seus andarilhos </text:span><text:span text:style-name="T172">automatizados </text:span><text:span text:style-name="T123">e começa a pairar no ar por cima dos </text:span><text:soft-page-break/><text:span text:style-name="T123">dois sarcófagos. </text:span><text:span text:style-name="T172">U</text:span><text:span text:style-name="T123">ma enorme bola de luz branca </text:span><text:span text:style-name="T213">e </text:span><text:span text:style-name="T123">ofuscante aparece à sua volta </text:span><text:span text:style-name="T213">quando se </text:span><text:span text:style-name="T123">fundem </text:span><text:span text:style-name="T124">numa ú</text:span><text:span text:style-name="T176">nica </text:span><text:span text:style-name="T124">massa viscosa </text:span><text:span text:style-name="T213">que</text:span><text:span text:style-name="T124"> segundos depois se separ</text:span><text:span text:style-name="T213">a</text:span><text:span text:style-name="T124"> </text:span><text:span text:style-name="T123">em duas partes, </text:span><text:span text:style-name="T213">dando </text:span><text:span text:style-name="T123">origem a </text:span><text:span text:style-name="T124">igual número de</text:span><text:span text:style-name="T123"> versões aumentadas. </text:span><text:span text:style-name="T230">O </text:span><text:span text:style-name="T172">resulta</text:span><text:span text:style-name="T230">do final são </text:span><text:span text:style-name="T123">duas cabeças gigantes com cerca de </text:span><text:span text:style-name="T176">um metro de diâmetro</text:span><text:span text:style-name="T123"> </text:span><text:span text:style-name="T124">que de imediato se atarraxam nos corpos inertes dos ocupantes das</text:span><text:span text:style-name="T176"> </text:span><text:span text:style-name="T124">cápsulas espaciais. </text:span><text:span text:style-name="T213">As </text:span><text:span text:style-name="T124">duas criaturas até então mortas regressam à vida, </text:span><text:span text:style-name="T213">movimentando-se e </text:span><text:span text:style-name="T124">coloca</text:span><text:span text:style-name="T177">ndo-se</text:span><text:span text:style-name="T124"> de pé.</text:span><text:span text:style-name="T85"> </text:span><text:span text:style-name="T86">Os restantes elementos circundam-nos </text:span><text:span text:style-name="T89">para o que me parece ser uma</text:span><text:span text:style-name="T124"> espécie de veneração sem palavras ou gestos. Os dois gigantes experimentam o andar e o mexer dos braços como se nunca antes o tivessem feito, ou, pelo contrário, como se há muito já não o experimentassem. </text:span><text:span text:style-name="T185">Equaciono-me se algures no tempo, durante o processo de evolução desta espécie terão chegado a um ponto em que o desenvolvimento avançado das </text:span><text:span text:style-name="T213">suas </text:span><text:span text:style-name="T185">capacidades cognitivas e sensoriais suplantou a necessidade de um corpo físico, e </text:span><text:span text:style-name="T186">se</text:span><text:span text:style-name="T185"> agora por alguma razão que desconheço resolveram inverter ou retroceder nesse </text:span><text:span text:style-name="T186">mesmo processo</text:span><text:span text:style-name="T185">. </text:span><text:span text:style-name="T186">Pelo menos tenho a certeza que sem a ajuda das mãos humanas que escravizaram não conseguir</text:span><text:span text:style-name="T213">i</text:span><text:span text:style-name="T186">am desenterrar estes seus “deuses” que </text:span><text:span text:style-name="T213">agora</text:span><text:span text:style-name="T186"> veneram...</text:span></text:p>
      <text:p text:style-name="P34"/>
      <text:p text:style-name="P6"><text:span text:style-name="T124">Ouço de novo o tenebroso “Baku!... Baku!...”, </text:span><text:span text:style-name="T214">e</text:span><text:span text:style-name="T124"> desta feita ouç</text:span><text:span text:style-name="T177">o-o por </text:span><text:span text:style-name="T124">todo o lado, vindo da nave, vindo de cérebros montados em </text:span><text:span text:style-name="T177">viaturas</text:span><text:span text:style-name="T124"> aracnídeas de </text:span><text:span text:style-name="T214">variados </text:span><text:span text:style-name="T124">tamanhos e feitios que surgem por detrás d</text:span><text:span text:style-name="T214">os</text:span><text:span text:style-name="T124"> cabeços próximos, vindo das criaturas presentes, e vindo d</text:span><text:span text:style-name="T177">os </text:span><text:span text:style-name="T214">dois </text:span><text:span text:style-name="T177">espécimes</text:span><text:span text:style-name="T124"> cabeçud</text:span><text:span text:style-name="T177">o</text:span><text:span text:style-name="T124">s. Dá-se um estrondo enorm</text:span><text:span text:style-name="T215">e</text:span><text:span text:style-name="T124"> e uma forte explosão de luz que tem origem num dos cristais anteriormente referidos </text:span><text:span text:style-name="T178">ofusca-me a visão e</text:span><text:span text:style-name="T124"> faz</text:span><text:span text:style-name="T178">-me</text:span><text:span text:style-name="T124"> </text:span><text:span text:style-name="T231">cair de costas</text:span><text:span text:style-name="T178">.</text:span><text:span text:style-name="T124"> Os </text:span><text:span text:style-name="T178">outros</text:span><text:span text:style-name="T124"> humanos </text:span><text:span text:style-name="T178">também </text:span><text:span text:style-name="T124">caiem </text:span><text:span text:style-name="T178">todos </text:span><text:span text:style-name="T124">ao chão, </text:span><text:span text:style-name="T216">s</text:span><text:span text:style-name="T124">ó as criaturas das estrelas não reagem. O estranho pedaço de metal irregular que pairava sobre a aldeia começa a dirigir-se para cá e é nesta altura que volto a ver os seus raios sugadores. Desta </text:span><text:span text:style-name="T180">feita</text:span><text:span text:style-name="T124"> não sobem objectos de metal no dito </text:span><text:span text:style-name="T216">e</text:span><text:span text:style-name="T124">levador </text:span><text:span text:style-name="T180">mas apenas</text:span><text:span text:style-name="T124"> os dois gigantes </text:span><text:span text:style-name="T179">e todos os demais</text:span><text:span text:style-name="T124"> seres que não são d</text:span><text:span text:style-name="T216">este lugar</text:span><text:span text:style-name="T124">. </text:span><text:span text:style-name="T180">O suposto meteorito começa por se afastar lentamente mas a certa altura acelera de tal forma que desaparece na imensidão do espaço num abrir e fechar de olhos, deixando-me a sós com umas largas centenas de pessoas a vaguear pela floresta, </text:span><text:span text:style-name="T181">sem rumo</text:span><text:span text:style-name="T180">. </text:span><text:span text:style-name="T182">Tento falar com quem conheço mas não obtenho reacção alguma. Toda a gente parece ter perdido faculdades básicas, tais como a fala ou a capacidade de raciocínio, ficando reduzidos apenas aos sentidos </text:span><text:span text:style-name="T184">e às necessidades e </text:span><text:span text:style-name="T182">instintos básicos. </text:span><text:span text:style-name="T185">Quando a razão desaparece, com ela some-se tudo aquilo que nos distingue dos animais. Deixando de haver essa distinção tornamo-nos precisamente nisso, em animais. </text:span><text:span text:style-name="T182">E um dess</text:span><text:span text:style-name="T184">e</text:span><text:span text:style-name="T182">s </text:span><text:span text:style-name="T184">de</text:span><text:span text:style-name="T185">s</text:span><text:span text:style-name="T184">ígnios</text:span><text:span text:style-name="T182"> básicos que restou intacto </text:span><text:span text:style-name="T185">nesta gente </text:span><text:span text:style-name="T182">foi a necessidade de sobrevivência, a vontade de comer. Não tarda muito para me ver rodeado de uma multidão esfomeada que me vê, sente, cheira, tenta agarrar, e por último, me quer comer vivo. Sinto-me impotente, completamente horrorizado e </text:span><text:span text:style-name="T183">demasiado cansado para ter </text:span><text:span text:style-name="T182">capacidade de reacção. </text:span>Estou perdido neste labirinto de emoções e horror, preso por um fio que subitamente começa a definhar. A minha consciência parece abandonar-me. A imagem deste mundo <text:span text:style-name="T183">horroroso </text:span><text:soft-page-break/>desvanece-se aos poucos e <text:span text:style-name="T187">em borrões</text:span>. <text:span text:style-name="T187">Quando finalmente me v</text:span><text:span text:style-name="T232">ejo</text:span> <text:span text:style-name="T187">l</text:span>ivre do malévolo “Baku!.. Baku!...” <text:span text:style-name="T232">fico</text:span><text:span text:style-name="T187"> entregue a um bando de </text:span><text:span text:style-name="T183">canibais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risto</meta:initial-creator>
    <meta:creation-date>2011-11-10T01:16:45</meta:creation-date>
    <dc:date>2013-06-20T19:51:14</dc:date>
    <meta:editing-duration>P1DT7H35M37S</meta:editing-duration>
    <meta:editing-cycles>234</meta:editing-cycles>
    <meta:generator>LibreOffice/3.6$MacOSX_x86 LibreOffice_project/5b93205-6e6b3fc-7830f6d-c08ad66-1d9bf4</meta:generator>
    <meta:document-statistic meta:table-count="0" meta:image-count="0" meta:object-count="0" meta:page-count="11" meta:paragraph-count="31" meta:word-count="4848" meta:character-count="29058" meta:non-whitespace-character-count="24227"/>
  </office:meta>
</office:document-meta>
</file>